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11f754" officeooo:paragraph-rsid="0009fbe2"/>
    </style:style>
    <style:style style:name="T1" style:family="text">
      <style:text-properties officeooo:rsid="00174f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23/04/15 12:30:20 am: Shridhar: Gd8 baby</text:p>
      <text:p text:style-name="P1">23/04/15 12:30:44 am: Shridhar: Just met sumit</text:p>
      <text:p text:style-name="P1">23/04/15 12:30:57 am: Ayu New: Hmm</text:p>
      <text:p text:style-name="P1">23/04/15 5:40:02 am: Ayu New: Come soon so we can go to greece soon</text:p>
      <text:p text:style-name="P1">23/04/15 5:40:18 am: Ayu New: I want to have a grand honeymoon like celebrities</text:p>
      <text:p text:style-name="P1">23/04/15 8:41:17 am: Shridhar: Gm Hun</text:p>
      <text:p text:style-name="P1">23/04/15 8:41:46 am: Ayu New: Chokha na ladva</text:p>
      <text:p text:style-name="P1">23/04/15 8:41:55 am: Shridhar: U want them</text:p>
      <text:p text:style-name="P1">23/04/15 8:42:00 am: Ayu New: Yeah</text:p>
      <text:p text:style-name="P1">23/04/15 8:42:05 am: Ayu New: Craving</text:p>
      <text:p text:style-name="P1">23/04/15 8:42:57 am: Shridhar: Hmmm</text:p>
      <text:p text:style-name="P1">23/04/15 8:43:23 am: Ayu New: Pintrest par recipe che make it na</text:p>
      <text:p text:style-name="P1">23/04/15 8:43:36 am: Ayu New: Atli ratre kasu khullu nai hoy</text:p>
      <text:p text:style-name="P1">23/04/15 8:43:54 am: Ayu New: Tara andar na chef ne jagad</text:p>
      <text:p text:style-name="P1">23/04/15 8:44:15 am: Shridhar: Jagad ni ne su Karu</text:p>
      <text:p text:style-name="P1">23/04/15 8:44:30 am: Shridhar: Tu toh 6e nai</text:p>
      <text:p text:style-name="P1">23/04/15 8:44:50 am: Ayu New: Banai</text:p>
      <text:p text:style-name="P1">23/04/15 8:44:54 am: Ayu New: Mokal</text:p>
      <text:p text:style-name="P1">23/04/15 8:45:19 am: Ayu New: Pregnant ayu bau trouble apse</text:p>
      <text:p text:style-name="P1">23/04/15 8:45:28 am: Ayu New: Do you really want a kid from me</text:p>
      <text:p text:style-name="P1">23/04/15 8:48:53 am: Shridhar: Well I know baby</text:p>
      <text:p text:style-name="P1">23/04/15 9:05:42 am: Ayu New: Shridhariya</text:p>
      <text:p text:style-name="P1">23/04/15 9:07:43 am: Shridhar: Bolo</text:p>
      <text:p text:style-name="P1">23/04/15 9:08:45 am: Ayu New: Tu kyare lai jais mane fine dining restaurant ma</text:p>
      <text:p text:style-name="P1">23/04/15 9:10:44 am: Shridhar: Tu aav toh khari</text:p>
      <text:p text:style-name="P1">23/04/15 9:11:34 am: Ayu New: Jyare avu chu tyare potana ghare jamade che</text:p>
      <text:p text:style-name="P1">23/04/15 9:11:45 am: Ayu New: Ane biji jagyao a hu tane kai jau chu</text:p>
      <text:p text:style-name="P1">23/04/15 9:11:50 am: Ayu New: Tu kai lai jai che</text:p>
      <text:p text:style-name="P1">23/04/15 9:12:04 am: Shridhar: Lai jais baby</text:p>
      <text:p text:style-name="P1">23/04/15 9:17:03 am: Ayu New: When you come here and we go to vegas i want to go to gordon ramsey's restaurant</text:p>
      <text:p text:style-name="P1">23/04/15 9:17:08 am: Ayu New: The gordon ramsey</text:p>
      <text:p text:style-name="P1">23/04/15 9:17:15 am: Ayu New: U watch hell's kitchen</text:p>
      <text:p text:style-name="P1">23/04/15 9:17:38 am: Ayu New: U need to reserve atleast 6 months in advance to dine their</text:p>
      <text:p text:style-name="P1">23/04/15 9:17:38 am: Shridhar: Nope</text:p>
      <text:p text:style-name="P1">23/04/15 9:17:45 am: Ayu New: Most expensive restaurant in vegas</text:p>
      <text:p text:style-name="P1">23/04/15 9:17:50 am: Shridhar: Okay we will reserve and go then</text:p>
      <text:p text:style-name="P1">23/04/15 9:17:55 am: Ayu New: International chef</text:p>
      <text:p text:style-name="P1">23/04/15 9:18:58 am: Ayu New: Average cheque for 2 people is 200$</text:p>
      <text:p text:style-name="P1">23/04/15 9:19:04 am: Ayu New: In his restaurant</text:p>
      <text:p text:style-name="P1">23/04/15 9:20:33 am: Ayu New: Hell's kitchen is the oldest chef show in which chefs ariund the USA compete in 2 teams against each other and u have an option of trying thise dishes they have competition their and u can eat from hell's kitchen menu or gordon ramsey's menu</text:p>
      <text:p text:style-name="P1">23/04/15 9:20:53 am: Ayu New: Masterchef usa and chopped kari ne show che he is the judge for both</text:p>
      <text:p text:style-name="P1">23/04/15 9:20:54 am: Shridhar: Okay</text:p>
      <text:p text:style-name="P1">23/04/15 9:21:00 am: Ayu New: Hell's kitchen is his own show</text:p>
      <text:p text:style-name="P1">23/04/15 9:21:01 am: Shridhar: We will definately go</text:p>
      <text:p text:style-name="P1">23/04/15 9:21:07 am: Ayu New: Yeah</text:p>
      <text:p text:style-name="P1">23/04/15 9:23:33 am: Ayu New: He has restaurants all over the world</text:p>
      <text:p text:style-name="P1">23/04/15 9:23:38 am: Ayu New: He is the chef</text:p>
      <text:p text:style-name="P1">23/04/15 9:23:44 am: Ayu New: Rude as ever and best</text:p>
      <text:p text:style-name="P1">23/04/15 9:33:10 am: Ayu New: Jaldi ai</text:p>
      <text:p text:style-name="P1">23/04/15 9:33:18 am: Shridhar: Ha baby</text:p>
      <text:p text:style-name="P1">23/04/15 9:34:46 am: Ayu New: I need someone who has good table manners and sophisticated to go to a fine dining restaurant specially when it's a husband</text:p>
      <text:p text:style-name="P1"><text:soft-page-break/>23/04/15 9:34:55 am: Shridhar: Ya baby</text:p>
      <text:p text:style-name="P1">23/04/15 9:36:16 am: Ayu New: Someone who has understanding of liqour not just drink liqour and has a good understanding of food and taste apart from the age old typical indian food</text:p>
      <text:p text:style-name="P1">23/04/15 9:36:28 am: Shridhar: Yes I know baby</text:p>
      <text:p text:style-name="P1">23/04/15 9:38:44 am: Ayu New: Even D doesn't have good understanding about taste and details of cuisine in different cultures and wine</text:p>
      <text:p text:style-name="P1">23/04/15 9:52:08 am: Shridhar: Ya I know</text:p>
      <text:p text:style-name="P1">23/04/15 9:52:58 am: Ayu New: We went to olive garden and i ordered wine but he didn't seem to like it like the wine and food because it's italian</text:p>
      <text:p text:style-name="P1">23/04/15 9:53:21 am: Ayu New: He said he and dharti likes spicy and indian taste ave evu food</text:p>
      <text:p text:style-name="P1">23/04/15 9:53:32 am: Ayu New: Shreya told this actually and than he agreed</text:p>
      <text:p text:style-name="P1">23/04/15 9:53:50 am: Shridhar: Hmmm ya I know he is got tat ego pblm</text:p>
      <text:p text:style-name="P1">23/04/15 9:54:05 am: Ayu New: So i understood they either don't have have an understanding of authentic cuisine or they have never had authentic cuisine</text:p>
      <text:p text:style-name="P1">23/04/15 9:54:55 am: Shridhar: They never had</text:p>
      <text:p text:style-name="P1">23/04/15 9:55:21 am: Ayu New: Yeah i mean chicken bhi different cuisine ma different taste thai</text:p>
      <text:p text:style-name="P1">23/04/15 9:55:31 am: Ayu New: All he has is indian style chicken</text:p>
      <text:p text:style-name="P1">23/04/15 9:55:46 am: Shridhar: Hmmm ya I know</text:p>
      <text:p text:style-name="P1">23/04/15 9:58:30 am: Ayu New: I wonder why</text:p>
      <text:p text:style-name="P1">23/04/15 9:59:04 am: Ayu New: U know your family they show that they are very modern but actually they are very traditional</text:p>
      <text:p text:style-name="P1">23/04/15 9:59:27 am: Ayu New: Like devang is denying for g and alecia's wedding for no reason</text:p>
      <text:p text:style-name="P1">23/04/15 9:59:59 am: Ayu New: Like all the aunties in ur family and ur mom expects daughter in law to be social</text:p>
      <text:p text:style-name="P1">23/04/15 10:00:45 am: Ayu New: I mean it doesn't happen in my family. Nobody cares if u don't call , Khushboo ne koi force nai kartu she wears what she wants</text:p>
      <text:p text:style-name="P1">23/04/15 10:00:52 am: Ayu New: Eats what she likes</text:p>
      <text:p text:style-name="P1">23/04/15 10:01:02 am: Shridhar: I know baby</text:p>
      <text:p text:style-name="P1">23/04/15 10:01:44 am: Ayu New: Whereas in ur family ur mom had a problem that i was not a vegeterian, i mean which world are you all living in. I am not raised in your fmaily so she cannot expect me to be what she wants</text:p>
      <text:p text:style-name="P1">23/04/15 8:51:31 pm: Ayu New: Where are you</text:p>
      <text:p text:style-name="P1">23/04/15 8:52:05 pm: Ayu New: No responsibility i asked you to text me when you leave and reach from and to somewhere</text:p>
      <text:p text:style-name="P1">23/04/15 8:52:19 pm: Ayu New: How would i know or how owuld anyone know if something happened</text:p>
      <text:p text:style-name="P1">23/04/15 8:52:26 pm: Ayu New: If someone did something</text:p>
      <text:p text:style-name="P1">23/04/15 8:52:49 pm: Ayu New: Which is y i ask you who you are with what you are doing</text:p>
      <text:p text:style-name="P1">23/04/15 8:58:39 pm: Shridhar: Ya okay Hun m sorry was having food</text:p>
      <text:p text:style-name="P1">23/04/15 9:01:02 pm: Shridhar: Gng to rushabh's now</text:p>
      <text:p text:style-name="P1">23/04/15 9:02:28 pm: Ayu New: So text</text:p>
      <text:p text:style-name="P1">23/04/15 9:02:37 pm: Ayu New: How much time does it take to text</text:p>
      <text:p text:style-name="P1">23/04/15 9:02:43 pm: Ayu New: Harldy 10 seconds</text:p>
      <text:p text:style-name="P1">23/04/15 9:14:12 pm: Shridhar: Sorry darling</text:p>
      <text:p text:style-name="P1">23/04/15 9:17:32 pm: Ayu New: Hmm</text:p>
      <text:p text:style-name="P1">23/04/15 10:27:48 pm: Ayu New: &lt;image omitted&gt;</text:p>
      <text:p text:style-name="P1">23/04/15 10:37:31 pm: Shridhar: Su lunch banayu?</text:p>
      <text:p text:style-name="P1">23/04/15 10:50:41 pm: Ayu New: Y r u up so late this days</text:p>
      <text:p text:style-name="P1">23/04/15 10:50:49 pm: Ayu New: What are you upto</text:p>
      <text:p text:style-name="P1">23/04/15 10:50:55 pm: Ayu New: And with whom</text:p>
      <text:p text:style-name="P1">24/04/15 5:32:09 am: Ayu New: Guess what fari prem ayo tara par randomly and i want to say you are best man in this whole wide world. Nomatter what i just can't live without you. Never ever..</text:p>
      <text:p text:style-name="P1">24/04/15 5:47:55 am: Shridhar: Oh maru chokru love u to</text:p>
      <text:p text:style-name="P1"><text:soft-page-break/>24/04/15 5:47:58 am: Shridhar: Mwaaah</text:p>
      <text:p text:style-name="P1">24/04/15 5:48:02 am: Shridhar: Gm</text:p>
      <text:p text:style-name="P1">24/04/15 5:48:18 am: Ayu New: I am not your chokru , you don't have sex with you kids</text:p>
      <text:p text:style-name="P1">24/04/15 5:48:29 am: Shridhar: Ya ave</text:p>
      <text:p text:style-name="P1">24/04/15 5:48:33 am: Ayu New: Lol</text:p>
      <text:p text:style-name="P1">24/04/15 5:48:37 am: Ayu New: You are cute</text:p>
      <text:p text:style-name="P1">24/04/15 5:48:48 am: Shridhar: U sexy</text:p>
      <text:p text:style-name="P1">24/04/15 5:48:59 am: Ayu New: &lt;image omitted&gt;</text:p>
      <text:p text:style-name="P1">24/04/15 5:49:13 am: Ayu New: They went to peurtorico</text:p>
      <text:p text:style-name="P1">24/04/15 5:49:30 am: Ayu New: When will we go</text:p>
      <text:p text:style-name="P1">24/04/15 5:49:48 am: Ayu New: She sent me the picture from peurtorico</text:p>
      <text:p text:style-name="P1">24/04/15 5:49:59 am: Shridhar: Hmmm hu Avis pa6i jaisu</text:p>
      <text:p text:style-name="P1">24/04/15 5:50:04 am: Ayu New: They rented a yatch all by themselves</text:p>
      <text:p text:style-name="P1">24/04/15 5:51:35 am: Ayu New: How much fun</text:p>
      <text:p text:style-name="P1">24/04/15 5:52:00 am: Shridhar: We will go to</text:p>
      <text:p text:style-name="P1">24/04/15 5:52:20 am: Ayu New: U mean too!!</text:p>
      <text:p text:style-name="P1">24/04/15 5:52:28 am: Ayu New: "Too"</text:p>
      <text:p text:style-name="P1">24/04/15 5:53:14 am: Shridhar: Yes baby</text:p>
      <text:p text:style-name="P1">24/04/15 5:53:17 am: Shridhar: I mean too</text:p>
      <text:p text:style-name="P1">24/04/15 5:53:29 am: Ayu New: Grammar</text:p>
      <text:p text:style-name="P1">24/04/15 5:53:49 am: Ayu New: I am starting my procedure for endorsing license to maryland</text:p>
      <text:p text:style-name="P1">24/04/15 5:54:03 am: Ayu New: I might move there in some months</text:p>
      <text:p text:style-name="P1">24/04/15 5:54:17 am: Ayu New: Don't tell anyone yet I haven't started the procedure</text:p>
      <text:p text:style-name="P1">24/04/15 6:20:43 am: Shridhar: Ya baby</text:p>
      <text:p text:style-name="P1">24/04/15 6:24:25 am: Ayu New: So when you come i would have moved to maryland</text:p>
      <text:p text:style-name="P1">24/04/15 6:26:19 am: Shridhar: Hmmm oky</text:p>
      <text:p text:style-name="P1">24/04/15 6:42:09 am: Ayu New: What</text:p>
      <text:p text:style-name="P1">24/04/15 6:42:14 am: Ayu New: Happened</text:p>
      <text:p text:style-name="P1">24/04/15 6:42:21 am: Ayu New: You didn't like it</text:p>
      <text:p text:style-name="P1">24/04/15 6:48:37 am: Shridhar: Dint like wat?</text:p>
      <text:p text:style-name="P1">24/04/15 6:49:10 am: Ayu New: Me moving to maryland</text:p>
      <text:p text:style-name="P1">24/04/15 6:50:39 am: Shridhar: Y wouldn't I like it see I haven't seen any place there ane u know it better so if u have taken the decision for Maryland it will be a good one for both of us only na so chill Hun don worry</text:p>
      <text:p text:style-name="P1">24/04/15 6:51:13 am: Ayu New: Maryland is a small state really small</text:p>
      <text:p text:style-name="P1">24/04/15 6:51:19 am: Ayu New: Baltimore vado state</text:p>
      <text:p text:style-name="P1">24/04/15 6:51:30 am: Shridhar: As long as we are happy state doesn matter to me</text:p>
      <text:p text:style-name="P1">24/04/15 6:51:45 am: Ayu New: Hmm</text:p>
      <text:p text:style-name="P1">24/04/15 6:51:59 am: Shridhar: Wat u made,</text:p>
      <text:p text:style-name="P1">24/04/15 6:52:49 am: Ayu New: Nothing</text:p>
      <text:p text:style-name="P1">24/04/15 6:52:57 am: Shridhar: Toh su khadu</text:p>
      <text:p text:style-name="P1">24/04/15 6:52:59 am: Ayu New: I am eating out since a week</text:p>
      <text:p text:style-name="P1">24/04/15 6:53:02 am: Ayu New: Chinese</text:p>
      <text:p text:style-name="P1">24/04/15 6:53:14 am: Shridhar: Hey Bhagwan roje Chinese</text:p>
      <text:p text:style-name="P1">24/04/15 6:55:28 am: Ayu New: So i have not told you this but i have been having constant headache at one location from 2 months and it's been even worse since a week now , i am being having blurry vision since 3 days now. I have taken aspirin and other pain relievers but still the same</text:p>
      <text:p text:style-name="P1">24/04/15 6:56:07 am: Shridhar: U are studyin to much take rest for sometime and get proper sleep</text:p>
      <text:p text:style-name="P1">24/04/15 6:56:23 am: Ayu New: It's not that</text:p>
      <text:p text:style-name="P1">24/04/15 6:56:28 am: Shridhar: Ane y don u tell me things</text:p>
      <text:p text:style-name="P1">24/04/15 6:56:52 am: Ayu New: This is something else. It should relieve wirh pain killers if it was stress headache</text:p>
      <text:p text:style-name="P1">24/04/15 6:57:17 am: Shridhar: Then go get it checked</text:p>
      <text:p text:style-name="P1">24/04/15 6:57:27 am: Ayu New: There have been episodes where i will be dizzy for few seconds mn by that i mean 10 seconds or less and than i will fine</text:p>
      <text:p text:style-name="P1"><text:soft-page-break/>24/04/15 6:57:58 am: Shridhar: Yes so go get it checked please tommorow</text:p>
      <text:p text:style-name="P1">24/04/15 6:58:07 am: Ayu New: I get sleepy but I can't sleep due to headache one point in eye and above eye like pins and needles</text:p>
      <text:p text:style-name="P1">24/04/15 6:58:29 am: Ayu New: I don't have insurance card yet and I don't have time , i ll go after test</text:p>
      <text:p text:style-name="P1">24/04/15 6:58:30 am: Shridhar: Yes I get what u telling about the pain</text:p>
      <text:p text:style-name="P1">24/04/15 6:59:09 am: Ayu New: I got migraine pills but nothing is working</text:p>
      <text:p text:style-name="P1">24/04/15 6:59:20 am: Shridhar: So go to a doc Hun please</text:p>
      <text:p text:style-name="P1">24/04/15 6:59:46 am: Shridhar: In train msg u in a while</text:p>
      <text:p text:style-name="P1">24/04/15 7:00:11 am: Ayu New: See this is y i hate telling u things u behave so melodramatic</text:p>
      <text:p text:style-name="P1">24/04/15 7:00:34 am: Ayu New: Think practically i do not have insurance card right now i said u i ll go after my test</text:p>
      <text:p text:style-name="P1">24/04/15 7:01:58 am: Ayu New: All i m letting u know is because I don't know what this is but if i die in my apartment do not even think of marrying or having sex with someone else because people might tell u i would be happy to see you settled with someone else but I wouldn't my sould would hurt and cry everytime u fuck someone or think of fucking someone</text:p>
      <text:p text:style-name="P1">24/04/15 7:02:52 am: Ayu New: Don't get scared but this are benign brain tumor symptoms</text:p>
      <text:p text:style-name="P1">24/04/15 7:03:04 am: Ayu New: Don't overthink it can be something else too</text:p>
      <text:p text:style-name="P1">24/04/15 7:39:52 am: Shridhar: Hmmm ya oky</text:p>
      <text:p text:style-name="P1">24/04/15 7:40:13 am: Shridhar: About to reach station</text:p>
      <text:p text:style-name="P1">24/04/15 7:40:37 am: Ayu New: Hmm</text:p>
      <text:p text:style-name="P1">24/04/15 7:58:24 am: Ayu New: And anyway u don't even care if i live or die. Ur parents would get you married to someone else. And than who was me!! U will have kids with her and stay happy. So don't do drama of worrying about me or caring.</text:p>
      <text:p text:style-name="P1">24/04/15 8:11:20 am: Shridhar: Wtf</text:p>
      <text:p text:style-name="P1">24/04/15 8:12:46 am: Ayu New: What</text:p>
      <text:p text:style-name="P1">24/04/15 8:13:21 am: Shridhar: I act to care for u tats wat u feel right</text:p>
      <text:p text:style-name="P1">24/04/15 8:16:31 am: Ayu New: Yeah</text:p>
      <text:p text:style-name="P1">24/04/15 8:19:47 am: Shridhar: Wat yeah</text:p>
      <text:p text:style-name="P1">24/04/15 8:19:51 am: Shridhar: Taru mathu yeah</text:p>
      <text:p text:style-name="P1">24/04/15 8:32:22 am: Ayu New: Ofcourse</text:p>
      <text:p text:style-name="P1">24/04/15 8:32:26 am: Ayu New: Shridhar</text:p>
      <text:p text:style-name="P1">24/04/15 8:33:29 am: Ayu New: U will cry for me for a month may be more chal maximum for a year but after that jem tem taru family tane ready kari j le to get married with someone else emotionally blackmail kari ne</text:p>
      <text:p text:style-name="P1">24/04/15 8:37:48 am: Ayu New: Everybody moves on and so will you. And i know you need a woman in your life nomatter what. You are thise kinda man who can't live without a woman in their life.</text:p>
      <text:p text:style-name="P1">24/04/15 8:42:10 am: Shridhar: Wats wrong with u mane</text:p>
      <text:p text:style-name="P1">24/04/15 8:42:11 am: Shridhar: Man</text:p>
      <text:p text:style-name="P1">24/04/15 8:43:10 am: Ayu New: I am just saying the truth shridhar</text:p>
      <text:p text:style-name="P1">24/04/15 8:43:18 am: Ayu New: U tell me if i am wrong</text:p>
      <text:p text:style-name="P1">24/04/15 8:43:42 am: Shridhar: It's not the truth and Nthin is gna happen to u and I m not gna marry anyone so chill</text:p>
      <text:p text:style-name="P1">24/04/15 8:43:54 am: Shridhar: And get that stupid thought out of ur head</text:p>
      <text:p text:style-name="P1">24/04/15 9:19:47 am: Ayu New: It's not stupid shridhar i am talking something practical</text:p>
      <text:p text:style-name="P1">24/04/15 9:20:13 am: Shridhar: Ayu even if it's practical I m not gna marry anyone</text:p>
      <text:p text:style-name="P1">24/04/15 9:21:40 am: Ayu New: That is being practical..</text:p>
      <text:p text:style-name="P1">24/04/15 9:22:41 am: Ayu New: Ur one of those men who need a woman in their life</text:p>
      <text:p text:style-name="P1">24/04/15 9:23:14 am: Ayu New: And u have proven that everytime</text:p>
      <text:p text:style-name="P1">24/04/15 9:23:49 am: Shridhar: No I don need</text:p>
      <text:p text:style-name="P1">24/04/15 9:27:28 am: Ayu New: I mean ofcourse people in ur family 3-4 mahinapachi force karse pressurize karse tabe lagan mate and u ll marry than</text:p>
      <text:p text:style-name="P1">24/04/15 9:28:17 am: Shridhar: No I won't</text:p>
      <text:p text:style-name="P1">24/04/15 9:29:36 am: Ayu New: Yeah it's easy to say shridhar atyare ek vastu tu <text:soft-page-break/>emna against nathi karto pachi su karvano.</text:p>
      <text:p text:style-name="P1">24/04/15 9:35:59 am: Shridhar: Tat I will do</text:p>
      <text:p text:style-name="P1">24/04/15 9:36:24 am: Ayu New: This is because you are talking to me right now</text:p>
      <text:p text:style-name="P1">24/04/15 9:36:36 am: Shridhar: Oh common please</text:p>
      <text:p text:style-name="P1">24/04/15 9:36:48 am: Ayu New: And like I don't know you , you are an expert in breaking promises</text:p>
      <text:p text:style-name="P1">24/04/15 9:37:18 am: Shridhar: Oh ya tat I m thank you</text:p>
      <text:p text:style-name="P1">24/04/15 9:38:35 am: Ayu New: Which is y i am scared to even ask you for a promise when on death bed</text:p>
      <text:p text:style-name="P1">24/04/15 9:41:56 am: Ayu New: U know i am confused when people say they never gave place to someone else after the person they loved died but they still get married and have kids with someone else</text:p>
      <text:p text:style-name="P1">24/04/15 9:50:08 am: Shridhar: Ayu baby concentrate on study baba u just have few days</text:p>
      <text:p text:style-name="P1">24/04/15 9:50:19 am: Ayu New: I know</text:p>
      <text:p text:style-name="P1">24/04/15 9:50:37 am: Ayu New: I m just giving you a reality check</text:p>
      <text:p text:style-name="P1">24/04/15 10:24:49 am: Shridhar: Gng to Abu on 8th</text:p>
      <text:p text:style-name="P1">24/04/15 7:59:16 pm: Ayu New: Mcdreamy is nomore on the show.. They killed him i am not watching that show anymore</text:p>
      <text:p text:style-name="P1">24/04/15 7:59:34 pm: Ayu New: Y do they have to kill him oh god that is stressful so depressing</text:p>
      <text:p text:style-name="P1">24/04/15 8:24:52 pm: Shridhar: Wic show baba</text:p>
      <text:p text:style-name="P1">24/04/15 8:25:05 pm: Ayu New: Greys</text:p>
      <text:p text:style-name="P1">24/04/15 8:25:17 pm: Shridhar: Hmmm okay</text:p>
      <text:p text:style-name="P1">24/04/15 8:25:35 pm: Ayu New: I can't see patrick dempsey dying</text:p>
      <text:p text:style-name="P1">24/04/15 8:25:40 pm: Ayu New: This is so stressful</text:p>
      <text:p text:style-name="P1">24/04/15 8:25:56 pm: Shridhar: Ya chill baba</text:p>
      <text:p text:style-name="P1">24/04/15 9:41:08 pm: Ayu New: When you say chill i get irritated because i hate and dislike people who try to control my excitement be that any kind if excitemnet. This is the third time i have gold you this. If you continue to say chill and control my excitement i will never tell you anything out of excitement</text:p>
      <text:p text:style-name="P1">24/04/15 10:28:44 pm: Shridhar: Ya okay</text:p>
      <text:p text:style-name="P1">24/04/15 10:29:11 pm: Ayu New: Can you talk like a woman</text:p>
      <text:p text:style-name="P1">24/04/15 10:29:20 pm: Ayu New: Like mimic a woman's voice</text:p>
      <text:p text:style-name="P1">24/04/15 10:30:17 pm: Shridhar: I can try</text:p>
      <text:p text:style-name="P1">24/04/15 10:30:18 pm: Ayu New: hello</text:p>
      <text:p text:style-name="P1">24/04/15 10:30:21 pm: Ayu New: Try</text:p>
      <text:p text:style-name="P1">24/04/15 10:30:23 pm: Ayu New: Record</text:p>
      <text:p text:style-name="P1">24/04/15 10:30:27 pm: Ayu New: And send</text:p>
      <text:p text:style-name="P1">24/04/15 10:30:29 pm: Shridhar: Yup</text:p>
      <text:p text:style-name="P1">24/04/15 10:30:43 pm: Shridhar: Cutting Dabby's cake amna moklu</text:p>
      <text:p text:style-name="P1">24/04/15 10:31:10 pm: Ayu New: Okay</text:p>
      <text:p text:style-name="P1">24/04/15 10:31:24 pm: Ayu New: Y are up this days for late nights</text:p>
      <text:p text:style-name="P1">24/04/15 10:31:43 pm: Shridhar: I m studyin a little online etle</text:p>
      <text:p text:style-name="P1">24/04/15 10:32:40 pm: Ayu New: U never tell me all this things</text:p>
      <text:p text:style-name="P1">24/04/15 10:33:34 pm: Shridhar: But just started 2-3 days back</text:p>
      <text:p text:style-name="P1">24/04/15 10:33:58 pm: Ayu New: It's been 72 hours you started it did you not get 10 seconds to tell me</text:p>
      <text:p text:style-name="P1">24/04/15 10:34:26 pm: Shridhar: Yes I know baba</text:p>
      <text:p text:style-name="P1">24/04/15 10:35:23 pm: Ayu New: Don't you baba with me</text:p>
      <text:p text:style-name="P1">24/04/15 10:35:29 pm: Ayu New: You do this all the time</text:p>
      <text:p text:style-name="P1">24/04/15 10:35:32 pm: Shridhar: Okay</text:p>
      <text:p text:style-name="P1">24/04/15 10:35:34 pm: Ayu New: This is not the first time</text:p>
      <text:p text:style-name="P1">24/04/15 11:08:58 pm: Ayu New: Haji cake j kape che</text:p>
      <text:p text:style-name="P1">24/04/15 11:09:09 pm: Shridhar: Just gt home</text:p>
      <text:p text:style-name="P1">24/04/15 11:09:10 pm: Ayu New: Half hour to cut a cake</text:p>
      <text:p text:style-name="P1">24/04/15 11:09:17 pm: Ayu New: Wow does he have parkinsons</text:p>
      <text:p text:style-name="P1">24/04/15 11:09:20 pm: Ayu New: Huh</text:p>
      <text:p text:style-name="P1">24/04/15 11:09:28 pm: Shridhar: Kem Parkinson's</text:p>
      <text:p text:style-name="P1"><text:soft-page-break/>24/04/15 11:09:36 pm: Ayu New: U lack humor</text:p>
      <text:p text:style-name="P1">24/04/15 11:09:50 pm: Shridhar: No I don't</text:p>
      <text:p text:style-name="P1">24/04/15 11:09:53 pm: Shridhar: But I m sleepy</text:p>
      <text:p text:style-name="P1">24/04/15 11:09:59 pm: Shridhar: So gna sleep baby</text:p>
      <text:p text:style-name="P1">24/04/15 11:10:01 pm: Shridhar: Mwaaah</text:p>
      <text:p text:style-name="P1">25/04/15 5:09:52 am: Ayu New: U n me are disaster</text:p>
      <text:p text:style-name="P1">25/04/15 5:09:57 am: Ayu New: What do you think</text:p>
      <text:p text:style-name="P1">25/04/15 5:10:19 am: Ayu New: But i still love you</text:p>
      <text:p text:style-name="P1">25/04/15 6:51:09 am: Shridhar: Gm love</text:p>
      <text:p text:style-name="P1">25/04/15 7:01:54 am: Ayu New: What u doing</text:p>
      <text:p text:style-name="P1">25/04/15 7:02:06 am: Shridhar: On the pot</text:p>
      <text:p text:style-name="P1">25/04/15 7:02:20 am: Ayu New: Hmm u smell good</text:p>
      <text:p text:style-name="P1">25/04/15 7:02:34 am: Ayu New: 💩</text:p>
      <text:p text:style-name="P1">25/04/15 7:07:53 am: Shridhar: Hahaha</text:p>
      <text:p text:style-name="P1">25/04/15 7:08:01 am: Shridhar: Studyin?</text:p>
      <text:p text:style-name="P1">25/04/15 7:08:05 am: Shridhar: Su khadu?</text:p>
      <text:p text:style-name="P1">25/04/15 7:08:28 am: Ayu New: My head is hurting</text:p>
      <text:p text:style-name="P1">25/04/15 7:08:48 am: Ayu New: It hurts when i move my eyes too</text:p>
      <text:p text:style-name="P1">25/04/15 7:09:08 am: Shridhar: Close ur eyes for sometime and then start again</text:p>
      <text:p text:style-name="P1">25/04/15 7:09:42 am: Ayu New: It's been hurting</text:p>
      <text:p text:style-name="P1">25/04/15 7:10:00 am: Ayu New: &lt;image omitted&gt;</text:p>
      <text:p text:style-name="P1">25/04/15 7:10:14 am: Ayu New: I have taken 3 pills and i still have headache</text:p>
      <text:p text:style-name="P1">25/04/15 7:13:36 am: Ayu New: It's so bad i want to bang my head in wall</text:p>
      <text:p text:style-name="P1">25/04/15 7:22:58 am: Shridhar: Just go to sleep baby</text:p>
      <text:p text:style-name="P1">25/04/15 7:25:10 am: Ayu New: I am sleepy but I can't sleep because of headache</text:p>
      <text:p text:style-name="P1">25/04/15 7:25:30 am: Shridhar: Okay just close ur eyes ane lie down ungh ayi jase</text:p>
      <text:p text:style-name="P1">25/04/15 7:25:54 am: Ayu New: No it hurts in my eyes when i close eyes</text:p>
      <text:p text:style-name="P1">25/04/15 7:26:15 am: Shridhar: Hmmm splash water into ur eyes</text:p>
      <text:p text:style-name="P1">25/04/15 7:26:33 am: Ayu New: I did that</text:p>
      <text:p text:style-name="P1">25/04/15 7:26:40 am: Ayu New: It's something else</text:p>
      <text:p text:style-name="P1">25/04/15 7:26:46 am: Ayu New: Constant headache</text:p>
      <text:p text:style-name="P1">25/04/15 7:26:52 am: Ayu New: Doesn't go with medicines</text:p>
      <text:p text:style-name="P1">25/04/15 7:27:26 am: Shridhar: Ice 6e?</text:p>
      <text:p text:style-name="P1">25/04/15 7:28:10 am: Ayu New: I have done that all</text:p>
      <text:p text:style-name="P1">25/04/15 7:28:22 am: Shridhar: Hmmm ek min wait</text:p>
      <text:p text:style-name="P1">25/04/15 7:40:20 am: Shridhar: U have cucumber or rose water</text:p>
      <text:p text:style-name="P1">25/04/15 7:41:55 am: Ayu New: No</text:p>
      <text:p text:style-name="P1">25/04/15 7:42:38 am: Shridhar: &lt;image omitted&gt;</text:p>
      <text:p text:style-name="P1">25/04/15 7:43:19 am: Shridhar: Try this</text:p>
      <text:p text:style-name="P1">25/04/15 7:43:27 am: Ayu New: Its my head</text:p>
      <text:p text:style-name="P1">25/04/15 7:44:42 am: Ayu New: My head hurts and than my eyes , when i move my eyes my head hurts even more</text:p>
      <text:p text:style-name="P1">25/04/15 7:47:23 am: Shridhar: Do u have basil oil?</text:p>
      <text:p text:style-name="P1">25/04/15 7:47:46 am: Ayu New: No</text:p>
      <text:p text:style-name="P1">25/04/15 7:53:51 am: Ayu New: Do not accept any friend requests from any women or do not hang out with any women and do not exchange numbers or chat with any women most importantly do not ahve sex or marry any women after i die</text:p>
      <text:p text:style-name="P1">25/04/15 7:54:12 am: Shridhar: &lt;image omitted&gt;</text:p>
      <text:p text:style-name="P1">25/04/15 7:54:13 am: Shridhar: &lt;image omitted&gt;</text:p>
      <text:p text:style-name="P1">25/04/15 7:54:14 am: Shridhar: &lt;image omitted&gt;</text:p>
      <text:p text:style-name="P1">25/04/15 7:54:14 am: Shridhar: &lt;image omitted&gt;</text:p>
      <text:p text:style-name="P1">25/04/15 7:55:28 am: Ayu New: Almonds are trigger food for people with migraines</text:p>
      <text:p text:style-name="P1">25/04/15 7:59:35 am: Ayu New: Hello</text:p>
      <text:p text:style-name="P1">25/04/15 7:59:57 am: Shridhar: Ya baby</text:p>
      <text:p text:style-name="P1">25/04/15 8:00:01 am: Shridhar: Then try ginger</text:p>
      <text:p text:style-name="P1">25/04/15 8:00:40 am: Ayu New: I don't have it</text:p>
      <text:p text:style-name="P1">25/04/15 8:00:52 am: Ayu New: You don't care you just want me dead</text:p>
      <text:p text:style-name="P1">25/04/15 8:01:03 am: Ayu New: So u can go around sleeping with other women</text:p>
      <text:p text:style-name="P1">25/04/15 8:01:35 am: Shridhar: I m not gna go anywhere but with u so just relax</text:p>
      <text:p text:style-name="P1"><text:soft-page-break/>25/04/15 8:01:52 am: Ayu New: No people will seduce u</text:p>
      <text:p text:style-name="P1">25/04/15 8:01:59 am: Ayu New: And than u will loose control</text:p>
      <text:p text:style-name="P1">25/04/15 8:02:09 am: Shridhar: I won't go with gals at all chill</text:p>
      <text:p text:style-name="P1">25/04/15 8:03:04 am: Ayu New: No u ll</text:p>
      <text:p text:style-name="P1">25/04/15 8:04:20 am: Shridhar: I won't baba</text:p>
      <text:p text:style-name="P1">25/04/15 8:07:20 am: Ayu New: Y will u not ur a man after all</text:p>
      <text:p text:style-name="P1">25/04/15 8:07:33 am: Shridhar: Ya so wat</text:p>
      <text:p text:style-name="P1">25/04/15 8:09:10 am: Ayu New: Men love boobs and pussy</text:p>
      <text:p text:style-name="P1">25/04/15 8:10:17 am: Ayu New: Hello</text:p>
      <text:p text:style-name="P1">25/04/15 8:13:39 am: Ayu New: Hello</text:p>
      <text:p text:style-name="P1">25/04/15 8:14:35 am: Shridhar: I love ur boobs and pussy</text:p>
      <text:p text:style-name="P1">25/04/15 8:14:52 am: Ayu New: Ya right</text:p>
      <text:p text:style-name="P1">25/04/15 8:15:00 am: Shridhar: Ya it's right</text:p>
      <text:p text:style-name="P1">25/04/15 8:15:04 am: Ayu New: Like u have never fantasized</text:p>
      <text:p text:style-name="P1">25/04/15 8:15:10 am: Ayu New: By other women</text:p>
      <text:p text:style-name="P1">25/04/15 8:15:31 am: Shridhar: I use to when I was small not now baby</text:p>
      <text:p text:style-name="P1">25/04/15 8:16:58 am: Ayu New: Like what</text:p>
      <text:p text:style-name="P1">25/04/15 8:17:12 am: Shridhar: The regular porn tats it</text:p>
      <text:p text:style-name="P1">25/04/15 8:17:19 am: Ayu New: Tell me more</text:p>
      <text:p text:style-name="P1">25/04/15 8:17:24 am: Shridhar: Biju Kai I never imagined anything</text:p>
      <text:p text:style-name="P1">25/04/15 8:17:35 am: Ayu New: Liar liar pants on fire</text:p>
      <text:p text:style-name="P1">25/04/15 8:49:25 am: Ayu New: Hello</text:p>
      <text:p text:style-name="P1">25/04/15 9:38:23 am: Shridhar: Ya baby</text:p>
      <text:p text:style-name="P1">25/04/15 8:05:42 pm: Ayu New: My head is hurting</text:p>
      <text:p text:style-name="P1">25/04/15 8:05:57 pm: Shridhar: Sleep for some more time</text:p>
      <text:p text:style-name="P1">25/04/15 8:06:41 pm: Ayu New: No</text:p>
      <text:p text:style-name="P1">25/04/15 8:06:46 pm: Ayu New: It's hurting</text:p>
      <text:p text:style-name="P1">25/04/15 8:06:49 pm: Shridhar: No nai</text:p>
      <text:p text:style-name="P1">25/04/15 8:06:51 pm: Shridhar: Just slee</text:p>
      <text:p text:style-name="P1">25/04/15 8:06:52 pm: Ayu New: So bad</text:p>
      <text:p text:style-name="P1">25/04/15 8:07:26 pm: Shridhar: Have coffee now</text:p>
      <text:p text:style-name="P1">25/04/15 8:07:41 pm: Ayu New: I m gonna die</text:p>
      <text:p text:style-name="P1">25/04/15 8:08:02 pm: Shridhar: U are not gna die</text:p>
      <text:p text:style-name="P1">25/04/15 8:08:15 pm: Shridhar: Make coffee and drink and go out for sometime</text:p>
      <text:p text:style-name="P1">25/04/15 8:09:19 pm: Ayu New: Don't even think of anyone if i die</text:p>
      <text:p text:style-name="P1">25/04/15 8:09:31 pm: Shridhar: U go have coffee 1st</text:p>
      <text:p text:style-name="P1">25/04/15 8:09:45 pm: Shridhar: Then go out and have brunch</text:p>
      <text:p text:style-name="P1">25/04/15 8:09:59 pm: Ayu New: U go make coffee</text:p>
      <text:p text:style-name="P1">25/04/15 8:10:08 pm: Shridhar: I would have if I was there</text:p>
      <text:p text:style-name="P1">25/04/15 8:10:25 pm: Ayu New: Than come soon</text:p>
      <text:p text:style-name="P1">25/04/15 8:10:32 pm: Ayu New: I don't want to die alone</text:p>
      <text:p text:style-name="P1">25/04/15 8:10:34 pm: Shridhar: Yes baby</text:p>
      <text:p text:style-name="P1">25/04/15 8:10:45 pm: Shridhar: U not gna die so just go make coffee now</text:p>
      <text:p text:style-name="P1">25/04/15 8:31:38 pm: Ayu New: &lt;image omitted&gt;</text:p>
      <text:p text:style-name="P1">25/04/15 8:53:03 pm: Ayu New: Reply asshole</text:p>
      <text:p text:style-name="P1">25/04/15 8:53:36 pm: Shridhar: Gng to lambhel</text:p>
      <text:p text:style-name="P1">25/04/15 8:53:55 pm: Shridhar: Look at ur eyes just go to sleep</text:p>
      <text:p text:style-name="P1">25/04/15 8:54:03 pm: Ayu New: So u will not reply if ur going</text:p>
      <text:p text:style-name="P1">25/04/15 8:54:10 pm: Shridhar: Driving</text:p>
      <text:p text:style-name="P1">25/04/15 8:54:39 pm: Ayu New: Hmm</text:p>
      <text:p text:style-name="P1">25/04/15 8:54:45 pm: Ayu New: Bribe god for me passing</text:p>
      <text:p text:style-name="P1">25/04/15 8:55:16 pm: Shridhar: Okay</text:p>
      <text:p text:style-name="P1">25/04/15 9:23:15 pm: Shridhar: Bolo ave</text:p>
      <text:p text:style-name="P1">25/04/15 9:24:43 pm: Ayu New: I made maggi just the way u like it</text:p>
      <text:p text:style-name="P1">25/04/15 9:24:58 pm: Shridhar: Tempting me</text:p>
      <text:p text:style-name="P1">25/04/15 9:25:05 pm: Ayu New: &lt;image omitted&gt;</text:p>
      <text:p text:style-name="P1">25/04/15 9:25:06 pm: Ayu New: Hmm</text:p>
      <text:p text:style-name="P1">25/04/15 9:25:12 pm: Shridhar: Khai le</text:p>
      <text:p text:style-name="P1">25/04/15 9:25:19 pm: Ayu New: I m watching bhool bhulaiya</text:p>
      <text:p text:style-name="P1"><text:soft-page-break/>25/04/15 9:25:25 pm: Shridhar: Oky</text:p>
      <text:p text:style-name="P1">25/04/15 9:25:33 pm: Ayu New: If i m not wrong i am developing the new migraine problem</text:p>
      <text:p text:style-name="P1">25/04/15 9:25:45 pm: Ayu New: There is something that triggers it but I can't understand what</text:p>
      <text:p text:style-name="P1">25/04/15 9:25:50 pm: Shridhar: U better get it checked</text:p>
      <text:p text:style-name="P1">25/04/15 9:25:53 pm: Ayu New: It's been there now since 2 months</text:p>
      <text:p text:style-name="P1">25/04/15 9:26:16 pm: Ayu New: Yeah i m scared of ut being a benign brain tumor it's common in my age</text:p>
      <text:p text:style-name="P1">25/04/15 9:26:39 pm: Shridhar: Nthin is gna happen just get it checked</text:p>
      <text:p text:style-name="P1">25/04/15 9:27:08 pm: Ayu New: Benign tumor can be removed by surgery</text:p>
      <text:p text:style-name="P1">25/04/15 9:27:14 pm: Ayu New: If it has not spread</text:p>
      <text:p text:style-name="P1">25/04/15 9:27:31 pm: Ayu New: If it has spread than lagan cancel</text:p>
      <text:p text:style-name="P1">25/04/15 9:27:38 pm: Shridhar: Ya okay</text:p>
      <text:p text:style-name="P1">25/04/15 9:28:42 pm: Ayu New: Tane kaso farak nai pade right</text:p>
      <text:p text:style-name="P1">25/04/15 9:28:56 pm: Shridhar: Mathu taru mane kaso</text:p>
      <text:p text:style-name="P1">Farak nai pade</text:p>
      <text:p text:style-name="P1">25/04/15 9:29:55 pm: Ayu New: If i have cancer i will stay in india</text:p>
      <text:p text:style-name="P1">25/04/15 9:30:00 pm: Ayu New: With u</text:p>
      <text:p text:style-name="P1">25/04/15 9:30:07 pm: Ayu New: And than with my parents</text:p>
      <text:p text:style-name="P1">25/04/15 9:30:34 pm: Shridhar: Ayu don think stupid things just eat</text:p>
      <text:p text:style-name="P1">25/04/15 9:31:02 pm: Shridhar: Have coffee and go out for sometime and then start studyin</text:p>
      <text:p text:style-name="P1">25/04/15 9:31:10 pm: Ayu New: Nope</text:p>
      <text:p text:style-name="P1">25/04/15 9:35:24 pm: Ayu New: Okay imagine</text:p>
      <text:p text:style-name="P1">25/04/15 9:35:44 pm: Ayu New: If i am dying and i die what will be that 1 thing you will regret</text:p>
      <text:p text:style-name="P1">25/04/15 9:59:01 pm: Shridhar: U not being with me</text:p>
      <text:p text:style-name="P1">25/04/15 10:00:01 pm: Ayu New: Ja have tane toh maja padi jai hubna hau toh</text:p>
      <text:p text:style-name="P1">25/04/15 10:00:24 pm: Shridhar: Mathu taru</text:p>
      <text:p text:style-name="P1">25/04/15 10:00:59 pm: Ayu New: Yah tabe maja padi jai koi rok tok karva vadu na hoy koi jaga karva vadu na hoy ane koi mathu khava vadu na hoy</text:p>
      <text:p text:style-name="P1">25/04/15 10:01:14 pm: Ayu New: J karvu hoy a karai tara thi khullo sandh thai jau</text:p>
      <text:p text:style-name="P1">25/04/15 10:01:37 pm: Shridhar: No ways</text:p>
      <text:p text:style-name="P1">25/04/15 10:01:46 pm: Shridhar: I would miss u a lot</text:p>
      <text:p text:style-name="P1">25/04/15 10:02:47 pm: Ayu New: Yah 2 divas</text:p>
      <text:p text:style-name="P1">25/04/15 10:02:53 pm: Ayu New: Pachi tane jalsa padi jai</text:p>
      <text:p text:style-name="P1">25/04/15 10:03:35 pm: Shridhar: No ave</text:p>
      <text:p text:style-name="P1">25/04/15 10:03:59 pm: Ayu New: Tu radu</text:p>
      <text:p text:style-name="P1">25/04/15 10:04:27 pm: Shridhar: Yes</text:p>
      <text:p text:style-name="P1">25/04/15 10:04:35 pm: Ayu New: Demo aap</text:p>
      <text:p text:style-name="P1">25/04/15 10:04:51 pm: Shridhar: Amna ghare Jaine</text:p>
      <text:p text:style-name="P1">25/04/15 10:05:08 pm: Ayu New: Kai rakhadiya kare che</text:p>
      <text:p text:style-name="P1">25/04/15 10:05:20 pm: Shridhar: At rushabh's</text:p>
      <text:p text:style-name="P1">25/04/15 10:08:19 pm: Ayu New: Akho divas tya hoy che</text:p>
      <text:p text:style-name="P1">25/04/15 10:08:26 pm: Ayu New: Taru potanu ghar nathi</text:p>
      <text:p text:style-name="P1">25/04/15 10:14:34 pm: Shridhar: Ema su 6e</text:p>
      <text:p text:style-name="P1">25/04/15 10:15:22 pm: Ayu New: My head started hurting again</text:p>
      <text:p text:style-name="P1">25/04/15 10:15:41 pm: Shridhar: Have coffee</text:p>
      <text:p text:style-name="P1">25/04/15 10:15:56 pm: Ayu New: How many times should i have coffee</text:p>
      <text:p text:style-name="P1">25/04/15 10:16:09 pm: Ayu New: How many pills should i take</text:p>
      <text:p text:style-name="P1">25/04/15 10:16:14 pm: Shridhar: Okay then go out take a walk and come back please</text:p>
      <text:p text:style-name="P1">25/04/15 10:18:10 pm: Ayu New: I don't want too it's aching it's hurting so bad</text:p>
      <text:p text:style-name="P1">25/04/15 10:18:24 pm: Shridhar: Tats y I m</text:p>
      <text:p text:style-name="P1">Telling u just take a walk</text:p>
      <text:p text:style-name="P1">25/04/15 10:18:46 pm: Shridhar: Fresh air will</text:p>
      <text:p text:style-name="P1">Make u feel better</text:p>
      <text:p text:style-name="P1">25/04/15 10:19:24 pm: Ayu New: Varsad che</text:p>
      <text:p text:style-name="P1">25/04/15 10:19:39 pm: Shridhar: Then stand in ur balcony</text:p>
      <text:p text:style-name="P1"><text:soft-page-break/>25/04/15 10:20:15 pm: Ayu New: It's raining</text:p>
      <text:p text:style-name="P1">25/04/15 10:20:28 pm: Shridhar: Okay then stand near the balcony</text:p>
      <text:p text:style-name="P1">25/04/15 10:21:58 pm: Ayu New: Shridhar stop giving me ideas like you</text:p>
      <text:p text:style-name="P1">25/04/15 10:28:05 pm: Ayu New: It stopped</text:p>
      <text:p text:style-name="P1">25/04/15 10:28:09 pm: Ayu New: All of a sudden</text:p>
      <text:p text:style-name="P1">25/04/15 10:28:38 pm: Ayu New: This is strange since yesterday i m having headache on left side now</text:p>
      <text:p text:style-name="P1">25/04/15 10:28:42 pm: Ayu New: I am really scared</text:p>
      <text:p text:style-name="P1">25/04/15 10:29:06 pm: Ayu New: I want to be with you and marry you and fulfill all my dreams with you</text:p>
      <text:p text:style-name="P1">25/04/15 10:32:48 pm: Shridhar: Ya baby just a little more time</text:p>
      <text:p text:style-name="P1">25/04/15 10:33:11 pm: Ayu New: I am scared of dying</text:p>
      <text:p text:style-name="P1">25/04/15 10:33:17 pm: Ayu New: Not my test</text:p>
      <text:p text:style-name="P1">25/04/15 10:33:45 pm: Shridhar: U r nt gna die chill</text:p>
      <text:p text:style-name="P1">25/04/15 10:35:01 pm: Ayu New: Bhoot bani ne ayis</text:p>
      <text:p text:style-name="P1">25/04/15 10:35:19 pm: Shridhar: Ya avje</text:p>
      <text:p text:style-name="P1">25/04/15 10:35:24 pm: Ayu New: U will be that psychiatric patient who has sex with the a bhoot</text:p>
      <text:p text:style-name="P1">25/04/15 10:35:26 pm: Shridhar: Ane be with me all the time</text:p>
      <text:p text:style-name="P1">25/04/15 10:35:39 pm: Ayu New: I ll kill anyone who hurts u</text:p>
      <text:p text:style-name="P1">25/04/15 10:35:54 pm: Ayu New: And i ll kill the women who trues to come close to you</text:p>
      <text:p text:style-name="P1">25/04/15 10:36:07 pm: Shridhar: Yes sure</text:p>
      <text:p text:style-name="P1">25/04/15 10:36:37 pm: Ayu New: Bhailu ne keh wedding vakhate apda par ek poem lakhe</text:p>
      <text:p text:style-name="P1">25/04/15 10:36:40 pm: Ayu New: I told pinku</text:p>
      <text:p text:style-name="P1">25/04/15 10:36:54 pm: Ayu New: Pachi sangeet ma display karisu or we will do something with it</text:p>
      <text:p text:style-name="P1">25/04/15 10:37:00 pm: Shridhar: U tell him</text:p>
      <text:p text:style-name="P1">25/04/15 10:37:13 pm: Ayu New: I ll but u also tell him</text:p>
      <text:p text:style-name="P1">25/04/15 10:37:18 pm: Shridhar: Yup</text:p>
      <text:p text:style-name="P1">25/04/15 10:37:18 pm: Ayu New: He writes so well</text:p>
      <text:p text:style-name="P1">25/04/15 10:37:23 pm: Ayu New: Ene keh lakhe</text:p>
      <text:p text:style-name="P1">25/04/15 10:37:29 pm: Shridhar: Yup will tell him</text:p>
      <text:p text:style-name="P1">25/04/15 10:37:40 pm: Ayu New: Pinku keh ene bau kais nai , nai toh hawa ma udva mandse</text:p>
      <text:p text:style-name="P1">25/04/15 10:37:50 pm: Shridhar: Hahaha</text:p>
      <text:p text:style-name="P1">25/04/15 10:38:15 pm: Ayu New: Pinku was like tu ave pachi fari abu k kasek jaisu</text:p>
      <text:p text:style-name="P1">25/04/15 10:38:17 pm: Ayu New: Plan na</text:p>
      <text:p text:style-name="P1">25/04/15 10:38:22 pm: Ayu New: Malu ne bhi lai jaisu</text:p>
      <text:p text:style-name="P1">25/04/15 10:38:32 pm: Shridhar: Ya okay</text:p>
      <text:p text:style-name="P1">25/04/15 10:39:59 pm: Ayu New: Badha ma u ya okay ya okay kariya kare che</text:p>
      <text:p text:style-name="P1">25/04/15 10:40:37 pm: Shridhar: Toh su Kau</text:p>
      <text:p text:style-name="P1">25/04/15 10:41:02 pm: Ayu New: Kasuk</text:p>
      <text:p text:style-name="P1">25/04/15 10:41:27 pm: Ayu New: Y r u not a prince</text:p>
      <text:p text:style-name="P1">25/04/15 10:41:36 pm: Ayu New: I would have been a princess na than</text:p>
      <text:p text:style-name="P1">25/04/15 10:41:44 pm: Shridhar: No I m not u are a princess</text:p>
      <text:p text:style-name="P1">25/04/15 10:42:52 pm: Ayu New: I want to be a real one so when i die i ll plead god for giving me birth in the royal family of britain in direct line to throne</text:p>
      <text:p text:style-name="P1">25/04/15 10:43:14 pm: Shridhar: Yes ane me as some prince so we will marry again</text:p>
      <text:p text:style-name="P1">25/04/15 10:43:50 pm: Ayu New: No u will be my royal concubine</text:p>
      <text:p text:style-name="P1">25/04/15 10:43:53 pm: Ayu New: Haa</text:p>
      <text:p text:style-name="P1">25/04/15 10:56:45 pm: Shridhar: Bau saru</text:p>
      <text:p text:style-name="P1">25/04/15 10:57:05 pm: Ayu New: Lol</text:p>
      <text:p text:style-name="P1">25/04/15 10:57:17 pm: Shridhar: Lol</text:p>
      <text:p text:style-name="P1">25/04/15 10:57:22 pm: Ayu New: Illicit relationships in royal families are exciting</text:p>
      <text:p text:style-name="P1">25/04/15 10:57:44 pm: Ayu New: So you will be my royal rakhel</text:p>
      <text:p text:style-name="P1">25/04/15 10:57:51 pm: Ayu New: My royal concubine</text:p>
      <text:p text:style-name="P1">25/04/15 11:08:01 pm: Ayu New: Hello</text:p>
      <text:p text:style-name="P1">25/04/15 11:08:07 pm: Ayu New: Where you lost my bitch</text:p>
      <text:p text:style-name="P1"><text:soft-page-break/>26/04/15 5:38:29 am: Ayu New: U know i feel i should trust you with women</text:p>
      <text:p text:style-name="P1">26/04/15 5:43:01 am: Shridhar: Gm love</text:p>
      <text:p text:style-name="P1">26/04/15 5:43:34 am: Ayu New: Y such a giod wish just because i told i ll trust u with women</text:p>
      <text:p text:style-name="P1">26/04/15 5:43:51 am: Shridhar: Emaj</text:p>
      <text:p text:style-name="P1">26/04/15 5:48:02 am: Ayu New: What emaj</text:p>
      <text:p text:style-name="P1">26/04/15 6:48:42 am: Shridhar: How's ur pain</text:p>
      <text:p text:style-name="P1">26/04/15 7:07:03 am: Ayu New: It's not present since evening now</text:p>
      <text:p text:style-name="P1">26/04/15 7:10:00 am: Shridhar: Good</text:p>
      <text:p text:style-name="P1">26/04/15 7:10:13 am: Shridhar: Monday javanu</text:p>
      <text:p text:style-name="P1">26/04/15 7:10:33 am: Ayu New: Do you think you will be happy with a wife earning lesser than you</text:p>
      <text:p text:style-name="P1">26/04/15 7:11:02 am: Shridhar: Ayu u are not lossing hope</text:p>
      <text:p text:style-name="P1">26/04/15 7:11:06 am: Shridhar: Loosing</text:p>
      <text:p text:style-name="P1">26/04/15 7:11:14 am: Ayu New: I m not loosing any hope</text:p>
      <text:p text:style-name="P1">26/04/15 7:11:20 am: Ayu New: I am just asking you</text:p>
      <text:p text:style-name="P1">26/04/15 7:11:31 am: Shridhar: Yes I will be</text:p>
      <text:p text:style-name="P1">26/04/15 7:11:33 am: Ayu New: Many men are not happy when wife doesn't earn much</text:p>
      <text:p text:style-name="P1">26/04/15 7:11:49 am: Ayu New: They get an excuse of having an extra marital affair</text:p>
      <text:p text:style-name="P1">26/04/15 7:12:02 am: Shridhar: No ways</text:p>
      <text:p text:style-name="P1">26/04/15 7:12:22 am: Ayu New: Like my cousin masa has done. He made and excuse that my masi wasn't smart enough and did not earn much</text:p>
      <text:p text:style-name="P1">26/04/15 7:12:34 am: Shridhar: Bullshit</text:p>
      <text:p text:style-name="P1">26/04/15 7:13:56 am: Ayu New: He has done it he is a doctor. My masi had struggled so much to make him a doctor. He spent a year to get licensure and my masi worked 2 jobs 12 hours a day so that she can gather money so he can study for his test and not work</text:p>
      <text:p text:style-name="P1">26/04/15 7:14:34 am: Shridhar: Wat an ass he is</text:p>
      <text:p text:style-name="P1">26/04/15 7:14:37 am: Ayu New: But he forgot all that and had an extra marital affair with a dentist</text:p>
      <text:p text:style-name="P1">26/04/15 7:15:03 am: Ayu New: And he said my masi was getting fat and was not smart and not educated enough as a dentist</text:p>
      <text:p text:style-name="P1">26/04/15 7:15:10 am: Ayu New: Well she was a mother of two</text:p>
      <text:p text:style-name="P1">26/04/15 7:15:16 am: Ayu New: Ofcourse she will get fat</text:p>
      <text:p text:style-name="P1">26/04/15 7:15:29 am: Shridhar: Masi ne keh divorce api dene</text:p>
      <text:p text:style-name="P1">26/04/15 7:15:41 am: Ayu New: She is worried for kids</text:p>
      <text:p text:style-name="P1">26/04/15 7:15:51 am: Ayu New: Sahil and sahaj my cousins</text:p>
      <text:p text:style-name="P1">26/04/15 7:15:51 am: Shridhar: How old are the kids?</text:p>
      <text:p text:style-name="P1">26/04/15 7:16:11 am: Shridhar: I guess Sahil is mature enough now</text:p>
      <text:p text:style-name="P1">26/04/15 7:16:16 am: Ayu New: Sahil is a year younger to malu and sahaj is 12</text:p>
      <text:p text:style-name="P1">26/04/15 7:17:32 am: Ayu New: So one day masi was fighting with masa reharding that dentist female and he got angry and he physically abused her like dhakko maryo and divar ma athdai masi she started bleeding and sahil saw that he was 12 back than masa no hath pakdyo and ghar ni bahar dhakko maryo</text:p>
      <text:p text:style-name="P1">26/04/15 7:17:39 am: Ayu New: That kid has seen a lot</text:p>
      <text:p text:style-name="P1">26/04/15 7:18:09 am: Ayu New: That was the day masi decided sahil will loose it if she faught with masa anymore</text:p>
      <text:p text:style-name="P1">26/04/15 7:18:11 am: Shridhar: See tats wat I m</text:p>
      <text:p text:style-name="P1">Telling they are mature enough to understand</text:p>
      <text:p text:style-name="P1">26/04/15 7:18:24 am: Ayu New: Kids are the reason she didn't take a divorce</text:p>
      <text:p text:style-name="P1">26/04/15 7:18:57 am: Ayu New: Sahaj doesn't know all this.. He is too little but sahil knows all his affairs</text:p>
      <text:p text:style-name="P1">26/04/15 7:19:15 am: Ayu New: Dentist jode break up kyarnu thai gayu when she demanded his property on her name</text:p>
      <text:p text:style-name="P1">26/04/15 7:19:23 am: Ayu New: But he still fucks around</text:p>
      <text:p text:style-name="P1">26/04/15 7:19:31 am: Ayu New: With secretary and other women</text:p>
      <text:p text:style-name="P1">26/04/15 7:19:58 am: Ayu New: He leaves his house 7 in morning and returns at 2 in night</text:p>
      <text:p text:style-name="P1">26/04/15 7:20:02 am: Shridhar: Hmmm but masi is gng through the pain everyday</text:p>
      <text:p text:style-name="P1"><text:soft-page-break/>26/04/15 7:20:10 am: Ayu New: No clinics are open after 8</text:p>
      <text:p text:style-name="P1">26/04/15 7:20:18 am: Ayu New: What does he do until 2</text:p>
      <text:p text:style-name="P1">26/04/15 7:20:46 am: Ayu New: Well su karvanu , after some age mother takes over a wife i guess</text:p>
      <text:p text:style-name="P1">26/04/15 7:20:59 am: Shridhar: Well tats also there</text:p>
      <text:p text:style-name="P1">26/04/15 7:21:08 am: Shridhar: But still yaar</text:p>
      <text:p text:style-name="P1">26/04/15 7:21:12 am: Shridhar: Tats painfully</text:p>
      <text:p text:style-name="P1">26/04/15 7:21:17 am: Shridhar: Painful</text:p>
      <text:p text:style-name="P1">26/04/15 7:21:35 am: Ayu New: Yup</text:p>
      <text:p text:style-name="P1">26/04/15 7:21:42 am: Ayu New: She doesn't sleep with him</text:p>
      <text:p text:style-name="P1">26/04/15 7:21:49 am: Shridhar: Obv</text:p>
      <text:p text:style-name="P1">26/04/15 7:21:51 am: Ayu New: Since the day dentist vado kand same ayo</text:p>
      <text:p text:style-name="P1">26/04/15 7:22:34 am: Shridhar: Khadu te?</text:p>
      <text:p text:style-name="P1">26/04/15 7:22:41 am: Ayu New: I don't know y men do this</text:p>
      <text:p text:style-name="P1">26/04/15 7:22:55 am: Shridhar: Not all men Hun</text:p>
      <text:p text:style-name="P1">26/04/15 7:22:55 am: Ayu New: So that is why i am asking you</text:p>
      <text:p text:style-name="P1">26/04/15 7:23:13 am: Shridhar: I will be happy so don worry</text:p>
      <text:p text:style-name="P1">26/04/15 7:23:13 am: Ayu New: Will you be okay with me earning 60k entire life</text:p>
      <text:p text:style-name="P1">26/04/15 7:23:36 am: Ayu New: K kale tu bhi kais i earn less and i am fat and not smart enough</text:p>
      <text:p text:style-name="P1">26/04/15 7:23:56 am: Shridhar: I won't tell baba so don worry</text:p>
      <text:p text:style-name="P1">26/04/15 7:24:10 am: Shridhar: Wat if I earn 60k</text:p>
      <text:p text:style-name="P1">26/04/15 7:24:34 am: Ayu New: U know what is average pay of an engineer</text:p>
      <text:p text:style-name="P1">26/04/15 7:24:43 am: Shridhar: 80-90k</text:p>
      <text:p text:style-name="P1">26/04/15 7:24:46 am: Shridhar: ?</text:p>
      <text:p text:style-name="P1">26/04/15 7:24:46 am: Ayu New: So don't talk rubbish</text:p>
      <text:p text:style-name="P1">26/04/15 7:24:49 am: Ayu New: No</text:p>
      <text:p text:style-name="P1">26/04/15 7:24:56 am: Ayu New: 100k</text:p>
      <text:p text:style-name="P1">26/04/15 7:25:07 am: Shridhar: Oky tats good for us then</text:p>
      <text:p text:style-name="P1">26/04/15 7:25:11 am: Ayu New: U reach 150-200k</text:p>
      <text:p text:style-name="P1">26/04/15 7:25:22 am: Ayu New: But my pay will be chillar for you than</text:p>
      <text:p text:style-name="P1">26/04/15 7:25:29 am: Ayu New: So i am insecured</text:p>
      <text:p text:style-name="P1">26/04/15 7:25:33 am: Shridhar: Ayu chill</text:p>
      <text:p text:style-name="P1">26/04/15 7:25:46 am: Shridhar: U are smart and sexy</text:p>
      <text:p text:style-name="P1">26/04/15 7:26:05 am: Shridhar: Ane I doubt u will make 60k only u will atleast make a 100k</text:p>
      <text:p text:style-name="P1">26/04/15 7:26:19 am: Ayu New: I won't stay sexy for life and u will meet women smarter than me in your life when you start working here</text:p>
      <text:p text:style-name="P1">26/04/15 7:26:43 am: Ayu New: PT bani ne bhi i will not get paid 100k</text:p>
      <text:p text:style-name="P1">26/04/15 7:26:47 am: Shridhar: I m not gna go anywhere but with u</text:p>
      <text:p text:style-name="P1">26/04/15 7:27:26 am: Shridhar: Ayu u are the most important thing in my life u know tat</text:p>
      <text:p text:style-name="P1">26/04/15 7:27:41 am: Shridhar: I don give a damn about any other women</text:p>
      <text:p text:style-name="P1">26/04/15 7:29:00 am: Ayu New: After 10 so much time every men gets bored of his daily life and wife</text:p>
      <text:p text:style-name="P1">26/04/15 7:29:24 am: Ayu New: U will too when inget wrinkles and put on some weight and my boobs start sagging</text:p>
      <text:p text:style-name="P1">26/04/15 7:32:24 am: Shridhar: Ayu we are in the 11th year baby</text:p>
      <text:p text:style-name="P1">26/04/15 7:32:31 am: Shridhar: I haven't got bored of u at all</text:p>
      <text:p text:style-name="P1">26/04/15 7:32:40 am: Shridhar: U have got bored of me baby</text:p>
      <text:p text:style-name="P1">26/04/15 7:32:46 am: Ayu New: Because my body is not old right now</text:p>
      <text:p text:style-name="P1">26/04/15 7:33:02 am: Ayu New: Sex drive decreases after 35</text:p>
      <text:p text:style-name="P1">26/04/15 7:33:06 am: Ayu New: And 40</text:p>
      <text:p text:style-name="P1">26/04/15 7:33:10 am: Ayu New: Boobs sag</text:p>
      <text:p text:style-name="P1">26/04/15 7:33:18 am: Ayu New: Stretch marks</text:p>
      <text:p text:style-name="P1">26/04/15 7:33:19 am: Shridhar: I won't let it decrease na</text:p>
      <text:p text:style-name="P1">26/04/15 7:33:24 am: Ayu New: After pregnancy weight</text:p>
      <text:p text:style-name="P1">26/04/15 7:33:32 am: Ayu New: Wrinkles</text:p>
      <text:p text:style-name="P1">26/04/15 7:33:35 am: Ayu New: Fine lines</text:p>
      <text:p text:style-name="P1"><text:soft-page-break/>26/04/15 7:33:40 am: Ayu New: Aging spots</text:p>
      <text:p text:style-name="P1">26/04/15 7:34:09 am: Shridhar: Tats not gna affect baby</text:p>
      <text:p text:style-name="P1">26/04/15 7:34:46 am: Ayu New: It will when a sexy young secretary seduces you</text:p>
      <text:p text:style-name="P1">26/04/15 7:34:59 am: Shridhar: No it won't</text:p>
      <text:p text:style-name="P1">26/04/15 7:35:03 am: Ayu New: U will forget my wrinkles and sagging boobs</text:p>
      <text:p text:style-name="P1">26/04/15 7:35:11 am: Ayu New: You are a man</text:p>
      <text:p text:style-name="P1">26/04/15 7:35:18 am: Shridhar: No I won't</text:p>
      <text:p text:style-name="P1">26/04/15 8:26:49 am: Ayu New: Where you lost</text:p>
      <text:p text:style-name="P1">26/04/15 8:30:39 am: Shridhar: No where</text:p>
      <text:p text:style-name="P1">26/04/15 8:30:54 am: Shridhar: Battery low 6e toh internet bandh rakhyu tu</text:p>
      <text:p text:style-name="P1">26/04/15 8:32:24 am: Ayu New: Why</text:p>
      <text:p text:style-name="P1">26/04/15 8:32:27 am: Ayu New: Where are you</text:p>
      <text:p text:style-name="P1">26/04/15 8:32:36 am: Ayu New: Uthi ne tarat kai rakhadva gayo hato tu</text:p>
      <text:p text:style-name="P1">26/04/15 8:37:06 am: Shridhar: To have breakfast</text:p>
      <text:p text:style-name="P1">26/04/15 8:39:23 am: Shridhar: U studyin</text:p>
      <text:p text:style-name="P1">26/04/15 8:39:43 am: Ayu New: Kind if</text:p>
      <text:p text:style-name="P1">26/04/15 8:39:47 am: Ayu New: Of*</text:p>
      <text:p text:style-name="P1">26/04/15 8:40:00 am: Shridhar: Oky</text:p>
      <text:p text:style-name="P1">26/04/15 8:40:06 am: Shridhar: Ghare Jaine Karu msg</text:p>
      <text:p text:style-name="P1">26/04/15 8:40:35 am: Ayu New: Hmm</text:p>
      <text:p text:style-name="P1">26/04/15 10:59:00 am: Shridhar: U up baby</text:p>
      <text:p text:style-name="P1">26/04/15 8:52:45 pm: Shridhar: Gm baby</text:p>
      <text:p text:style-name="P1">26/04/15 10:43:32 pm: Ayu New: I m tensed</text:p>
      <text:p text:style-name="P1">26/04/15 10:43:37 pm: Ayu New: I can't remember anything</text:p>
      <text:p text:style-name="P1">26/04/15 10:54:14 pm: Shridhar: Just relax Hun and read don think to much</text:p>
      <text:p text:style-name="P1">26/04/15 10:54:34 pm: Ayu New: Yeah</text:p>
      <text:p text:style-name="P1">26/04/15 10:54:53 pm: Ayu New: Can't help it</text:p>
      <text:p text:style-name="P1">26/04/15 10:55:27 pm: Shridhar: Ya Hun but just read don think to much it will go good</text:p>
      <text:p text:style-name="P1">26/04/15 10:56:08 pm: Ayu New: What if u fight one day and tell me I don't earn good and u run the house</text:p>
      <text:p text:style-name="P1">26/04/15 10:56:28 pm: Shridhar: I won't do tat so chill</text:p>
      <text:p text:style-name="P1">26/04/15 10:57:10 pm: Ayu New: Promise me all this in front if god when u take feras with me</text:p>
      <text:p text:style-name="P1">26/04/15 10:57:20 pm: Ayu New: Because u do believe in breaking promises</text:p>
      <text:p text:style-name="P1">26/04/15 10:59:07 pm: Shridhar: Ya I will</text:p>
      <text:p text:style-name="P1">26/04/15 11:00:18 pm: Ayu New: Did you listen what she said</text:p>
      <text:p text:style-name="P1">26/04/15 11:00:28 pm: Ayu New: Hear*</text:p>
      <text:p text:style-name="P1">26/04/15 11:00:32 pm: Ayu New: I mean</text:p>
      <text:p text:style-name="P1">27/04/15 5:36:22 am: Shridhar: Gm</text:p>
      <text:p text:style-name="P1">27/04/15 5:37:10 am: Ayu New: Shridhar</text:p>
      <text:p text:style-name="P1">27/04/15 6:05:25 am: Shridhar: Bolne baby</text:p>
      <text:p text:style-name="P1">27/04/15 6:07:40 am: Shridhar: Su thayu baby</text:p>
      <text:p text:style-name="P1">27/04/15 6:13:29 am: Ayu New: What can i do to get a job in IT company</text:p>
      <text:p text:style-name="P1">27/04/15 6:34:55 am: Shridhar: Lol kem su thayo</text:p>
      <text:p text:style-name="P1">27/04/15 6:35:33 am: Ayu New: I want to earn as much you do</text:p>
      <text:p text:style-name="P1">27/04/15 6:35:46 am: Shridhar: Hmmm</text:p>
      <text:p text:style-name="P1">27/04/15 6:36:05 am: Shridhar: U are making more than me baby</text:p>
      <text:p text:style-name="P1">27/04/15 6:36:13 am: Shridhar: Wat I make in 4 months u make it in a month</text:p>
      <text:p text:style-name="P1">27/04/15 6:36:27 am: Ayu New: That's because i earn in dollars</text:p>
      <text:p text:style-name="P1">27/04/15 6:36:38 am: Ayu New: Once you come here u will make thrice what i make</text:p>
      <text:p text:style-name="P1">27/04/15 6:36:56 am: Shridhar: At the end we are gna spend it na</text:p>
      <text:p text:style-name="P1">27/04/15 6:37:04 am: Shridhar: No matter who makes more right</text:p>
      <text:p text:style-name="P1">27/04/15 6:37:18 am: Ayu New: Yeah but i feel worthless</text:p>
      <text:p text:style-name="P1">27/04/15 6:37:28 am: Shridhar: U are not worthless</text:p>
      <text:p text:style-name="P1">27/04/15 6:40:15 am: Ayu New: I am. $60k will be nothing when you start earning $100k</text:p>
      <text:p text:style-name="P1">27/04/15 6:40:41 am: Ayu New: Pachi mara paisa ave na ave hu hau na hau tane koi faak nai pade</text:p>
      <text:p text:style-name="P1"><text:soft-page-break/>27/04/15 6:41:00 am: Shridhar: Bullshit 60k makes a lot of difference</text:p>
      <text:p text:style-name="P1">27/04/15 7:54:42 am: Shridhar: Su Kare maar chokru</text:p>
      <text:p text:style-name="P1">27/04/15 7:55:24 am: Ayu New: I am watching band baja baarat and studying</text:p>
      <text:p text:style-name="P1">27/04/15 8:07:34 am: Ayu New: So text</text:p>
      <text:p text:style-name="P1">27/04/15 8:07:49 am: Shridhar: Toh finish studying baby</text:p>
      <text:p text:style-name="P1">27/04/15 8:07:59 am: Shridhar: Then lemme know before u headed to bed</text:p>
      <text:p text:style-name="P1">27/04/15 8:08:27 am: Ayu New: <text:span text:style-name="T1">okay</text:span></text:p>
      <text:p text:style-name="P1">27/04/15 8:08:29 am: Ayu New: Text now</text:p>
      <text:p text:style-name="P1">27/04/15 8:35:05 am: Ayu New: I feel so bad because when my friends call me to invite over something I don't look if i have money and fly to be there with them on their special day but when it comes to me and my special days noone initiates</text:p>
      <text:p text:style-name="P1">27/04/15 8:35:36 am: Shridhar: Who called u for wat,</text:p>
      <text:p text:style-name="P1">27/04/15 8:35:56 am: Shridhar: Baby u have me y do u need anyone else</text:p>
      <text:p text:style-name="P1">27/04/15 8:36:37 am: Shridhar: Baby who denied u</text:p>
      <text:p text:style-name="P1">27/04/15 8:36:41 am: Shridhar: Su thayu</text:p>
      <text:p text:style-name="P1">27/04/15 8:37:12 am: Ayu New: Yeshu is planning <text:s/>and people first said yes now when yeshu is booking they are denying and delaying</text:p>
      <text:p text:style-name="P1">27/04/15 8:37:20 am: Shridhar: Who?</text:p>
      <text:p text:style-name="P1">27/04/15 8:37:53 am: Ayu New: Prema said no</text:p>
      <text:p text:style-name="P1">27/04/15 8:38:03 am: Ayu New: Cousins are not replyong mostly not cominng</text:p>
      <text:p text:style-name="P1">27/04/15 8:38:09 am: Ayu New: Clarice is delaying</text:p>
      <text:p text:style-name="P1">27/04/15 8:38:14 am: Ayu New: Yashodhara is not sure</text:p>
      <text:p text:style-name="P1">27/04/15 8:38:22 am: Ayu New: Ur cousin said no</text:p>
      <text:p text:style-name="P1">27/04/15 8:38:26 am: Ayu New: Ur bhabhi said no</text:p>
      <text:p text:style-name="P1">27/04/15 8:38:28 am: Shridhar: Shreya</text:p>
      <text:p text:style-name="P1">27/04/15 8:38:50 am: Ayu New: All i m saying is had i been in their place i would have gone without thinking anything</text:p>
      <text:p text:style-name="P1">27/04/15 8:38:58 am: Ayu New: But now i know when to do what for whome</text:p>
      <text:p text:style-name="P1">27/04/15 8:39:01 am: Shridhar: Yes I know tat baby</text:p>
      <text:p text:style-name="P1">27/04/15 8:39:22 am: Shridhar: Good u gt to know everyone soon baby</text:p>
      <text:p text:style-name="P1">27/04/15 8:39:45 am: Shridhar: Shenan?</text:p>
      <text:p text:style-name="P1">27/04/15 8:40:13 am: Ayu New: Dharti had no plans when i told her initially it seems she and shreya decided togetbor of not coming because last time i talked to anju aunty she by mistake told that yeah dharti was talking to shreya about it wether to go or not</text:p>
      <text:p text:style-name="P1">27/04/15 8:40:32 am: Ayu New: Shenan will be 8 months pregnant by than how can i take her</text:p>
      <text:p text:style-name="P1">27/04/15 8:47:31 am: Shridhar: When did Shreya tell a no?</text:p>
      <text:p text:style-name="P1">27/04/15 8:47:42 am: Shridhar: Aje?</text:p>
      <text:p text:style-name="P1">27/04/15 8:47:57 am: Ayu New: Long before</text:p>
      <text:p text:style-name="P1">27/04/15 8:48:05 am: Shridhar: Ane u told me this today</text:p>
      <text:p text:style-name="P1">27/04/15 8:48:28 am: Ayu New: But dharti told yeshu no when she asked but I remember anju aunty telling me shreya dharti jode vaat karti hati su karvanu</text:p>
      <text:p text:style-name="P1">27/04/15 8:48:37 am: Ayu New: Tane kai ne su faydo</text:p>
      <text:p text:style-name="P1">27/04/15 8:48:56 am: Ayu New: Tu tara cousins thi close hoy toh a loko mari jode close thai ne</text:p>
      <text:p text:style-name="P1">27/04/15 8:49:10 am: Shridhar: Well I m telling u not to expect at all</text:p>
      <text:p text:style-name="P1">27/04/15 8:50:05 am: Ayu New: Rai vaat devang ni and dharti ne. He considers u as a little brother not a friend which is y stop expecting him to come with u to usaipur and other places. They have their own group here</text:p>
      <text:p text:style-name="P1">27/04/15 8:53:04 am: Shridhar: Well I have a group</text:p>
      <text:p text:style-name="P1">27/04/15 8:53:17 am: Ayu New: In india</text:p>
      <text:p text:style-name="P1">27/04/15 8:53:22 am: Ayu New: And I don't fit in</text:p>
      <text:p text:style-name="P1">27/04/15 8:53:34 am: Ayu New: Apart from roshni and priyanka noone talks to me</text:p>
      <text:p text:style-name="P1">27/04/15 8:53:43 am: Ayu New: And u expect me to hang out with that group</text:p>
      <text:p text:style-name="P1">27/04/15 8:53:46 am: Ayu New: Y would i</text:p>
      <text:p text:style-name="P1">27/04/15 8:54:14 am: Shridhar: Rosh ane pinku toh vaat Kare 6e the rest is atushi and Khyati u don care about them so forget it</text:p>
      <text:p text:style-name="P1">27/04/15 8:54:48 am: Shridhar: Ane atushi is not there in the plans wic this gals <text:soft-page-break/>make so shouldn't bother much</text:p>
      <text:p text:style-name="P1">27/04/15 8:55:40 am: Ayu New: Listen u like atyshi I don't so eni pipudi vagadvani bandh kar mari agad because she never talks to me she snobs me and shows attitude. Khyati is another brainless person</text:p>
      <text:p text:style-name="P1">27/04/15 8:56:25 am: Shridhar: Tats wat I m telling don bother about them bcoz it's pinku and rosh who are almost gng places without those 2 so u can join them</text:p>
      <text:p text:style-name="P1">27/04/15 8:57:10 am: Shridhar: Ayu chill</text:p>
      <text:p text:style-name="P1">27/04/15 8:57:14 am: Shridhar: U Yeshu</text:p>
      <text:p text:style-name="P1">27/04/15 8:57:21 am: Shridhar: Then jd's wife</text:p>
      <text:p text:style-name="P1"/>
      <text:p text:style-name="P1">27/04/15 11:40:09 am: Ayu New: I feel dharti will not come for the wedding</text:p>
      <text:p text:style-name="P1">27/04/15 11:40:35 am: Shridhar: I know she won't come</text:p>
      <text:p text:style-name="P1">27/04/15 11:40:54 am: Shridhar: I don expect anything from anyone baby</text:p>
      <text:p text:style-name="P1">27/04/15 11:41:12 am: Ayu New: I m just saying stop babying me</text:p>
      <text:p text:style-name="P1">27/04/15 11:41:37 am: Shridhar: Ya okay</text:p>
      <text:p text:style-name="P1">27/04/15 11:41:48 am: Shridhar: WrZ ur centre f</text:p>
      <text:p text:style-name="P1">27/04/15 11:41:51 am: Shridhar: For xam?</text:p>
      <text:p text:style-name="P1">27/04/15 11:42:12 am: Ayu New: Roanoke</text:p>
      <text:p text:style-name="P1">27/04/15 11:42:24 am: Shridhar: Okay</text:p>
      <text:p text:style-name="P1">27/04/15 11:42:39 am: Shridhar: It's good no one knows u have xams</text:p>
      <text:p text:style-name="P1">27/04/15 11:42:49 am: Shridhar: Nai toh ghare avje ane shit</text:p>
      <text:p text:style-name="P1">27/04/15 11:44:33 am: Ayu New: Yeah</text:p>
      <text:p text:style-name="P1">27/04/15 11:44:47 am: Ayu New: I booked a hotek</text:p>
      <text:p text:style-name="P1">27/04/15 11:44:51 am: Ayu New: Hotel*</text:p>
      <text:p text:style-name="P1">27/04/15 11:45:10 am: Shridhar: Good</text:p>
      <text:p text:style-name="P1">27/04/15 11:45:16 am: Shridhar: So when u leaving</text:p>
      <text:p text:style-name="P1">27/04/15 11:49:20 am: Shridhar: Kyare javani?</text:p>
      <text:p text:style-name="P1">27/04/15 11:49:35 am: Shridhar: Day after</text:p>
      <text:p text:style-name="P1">27/04/15 11:49:57 am: Ayu New: Yeah</text:p>
      <text:p text:style-name="P1">27/04/15 11:50:14 am: Shridhar: Okay</text:p>
      <text:p text:style-name="P1">27/04/15 11:50:53 am: Shridhar: So brother and sister are having important aims to be accomplished back to back</text:p>
      <text:p text:style-name="P1">27/04/15 11:51:11 am: Shridhar: Malu on 1st and u on 30th</text:p>
      <text:p text:style-name="P1">27/04/15 11:51:17 am: Ayu New: 29th</text:p>
      <text:p text:style-name="P1">27/04/15 11:52:01 am: Shridhar: hmmm</text:p>
      <text:p text:style-name="P1">27/04/15 11:52:18 am: Shridhar: Baby it's 2:30 Sui ja get up ane study tommorow</text:p>
      <text:p text:style-name="P1">27/04/15 11:52:55 am: Ayu New: I know i just ate so i am waiting for it to get digested</text:p>
      <text:p text:style-name="P1">27/04/15 11:55:05 am: Shridhar: Lol</text:p>
      <text:p text:style-name="P1">27/04/15 11:55:13 am: Shridhar: Sui ja savare nikri jase</text:p>
      <text:p text:style-name="P1">27/04/15 11:55:18 am: Shridhar: Pagal</text:p>
      <text:p text:style-name="P1">27/04/15 11:55:24 am: Ayu New: No</text:p>
      <text:p text:style-name="P1">27/04/15 11:55:34 am: Shridhar: Still crime patrol?</text:p>
      <text:p text:style-name="P1">27/04/15 11:55:33 am: Ayu New: Heart burn thai pachi</text:p>
      <text:p text:style-name="P1">27/04/15 11:55:40 am: Shridhar: Hmmm okay</text:p>
      <text:p text:style-name="P1">27/04/15 11:55:52 am: Ayu New: No</text:p>
      <text:p text:style-name="P1">27/04/15 11:56:07 am: Ayu New: Some movie chingari sushmita sen is an escort</text:p>
      <text:p text:style-name="P1">27/04/15 12:02:43 pm: Ayu New: Do you believe escorts don't deserve to get married</text:p>
      <text:p text:style-name="P1">27/04/15 12:03:13 pm: Shridhar: Never thought about it</text:p>
      <text:p text:style-name="P1">27/04/15 7:45:30 pm: Shridhar: Gm</text:p>
      <text:p text:style-name="P1">28/04/15 5:35:15 am: Ayu New: Are you okay</text:p>
      <text:p text:style-name="P1">28/04/15 5:36:01 am: Shridhar: GM baby</text:p>
      <text:p text:style-name="P1">28/04/15 5:36:13 am: Ayu New: I asked you something</text:p>
      <text:p text:style-name="P1">28/04/15 5:36:55 am: Shridhar: Ya I m okay kem mane su thavanu</text:p>
      <text:p text:style-name="P1">28/04/15 5:38:01 am: Ayu New: I got the feeling that you are upset or nit happy regarding something and usually those feelings are not wrong</text:p>
      <text:p text:style-name="P1">28/04/15 5:38:27 am: Shridhar: No baby Nthin like tat</text:p>
      <text:p text:style-name="P1">28/04/15 5:39:47 am: Ayu New: Hmm usually this feelings are not wrong</text:p>
      <text:p text:style-name="P1">28/04/15 5:40:01 am: Ayu New: Well if everything's alright than its good</text:p>
      <text:p text:style-name="P1"><text:soft-page-break/>28/04/15 5:42:42 am: Ayu New: Because whenever i have got such feelings u were uoset regarding something career family ir friends</text:p>
      <text:p text:style-name="P1">28/04/15 6:02:38 am: Shridhar: Hmmm</text:p>
      <text:p text:style-name="P1">28/04/15 6:03:08 am: Ayu New: What hmm</text:p>
      <text:p text:style-name="P1">28/04/15 6:50:03 am: Shridhar: Oky so u directly wanna go to Cali then?</text:p>
      <text:p text:style-name="P1">28/04/15 6:52:28 am: Ayu New: No</text:p>
      <text:p text:style-name="P1">28/04/15 6:52:52 am: Shridhar: So 2 so much time Texas then cAli</text:p>
      <text:p text:style-name="P1">28/04/15 6:53:03 am: Ayu New: I feel we should work in a state where they have low cost of living and more oay and low taxes in order to save up</text:p>
      <text:p text:style-name="P1">28/04/15 6:53:13 am: Ayu New: Not 2 so much time</text:p>
      <text:p text:style-name="P1">28/04/15 6:53:18 am: Ayu New: 1 year</text:p>
      <text:p text:style-name="P1">28/04/15 6:53:25 am: Ayu New: Or may be 1.5 so much time</text:p>
      <text:p text:style-name="P1">28/04/15 6:53:31 am: Shridhar: Oky</text:p>
      <text:p text:style-name="P1">28/04/15 6:53:43 am: Ayu New: Because 2 so much time will make u n me 30</text:p>
      <text:p text:style-name="P1">28/04/15 6:54:18 am: Shridhar: Oky</text:p>
      <text:p text:style-name="P1">28/04/15 6:56:17 am: Ayu New: And u need to buy a house in india too</text:p>
      <text:p text:style-name="P1">28/04/15 6:57:06 am: Shridhar: Ya I know ane av road par</text:p>
      <text:p text:style-name="P1">28/04/15 6:58:50 am: Ayu New: Yeah but i am thinking we can buy a good apartment and get the interiors done</text:p>
      <text:p text:style-name="P1">28/04/15 6:59:04 am: Ayu New: Or for the same price we can buy a condo</text:p>
      <text:p text:style-name="P1">28/04/15 6:59:06 am: Shridhar: I m thinking the same</text:p>
      <text:p text:style-name="P1">28/04/15 6:59:12 am: Shridhar: 3 bhk</text:p>
      <text:p text:style-name="P1">28/04/15 6:59:22 am: Ayu New: Because india ma khali ur parents will be staying</text:p>
      <text:p text:style-name="P1">28/04/15 6:59:29 am: Shridhar: Yup</text:p>
      <text:p text:style-name="P1">28/04/15 6:59:47 am: Ayu New: Yeah and get the interiors done so modern and expensive lage</text:p>
      <text:p text:style-name="P1">28/04/15 7:00:04 am: Ayu New: Shouldn't cost more than 20 lakhs i guess</text:p>
      <text:p text:style-name="P1">28/04/15 7:00:17 am: Shridhar: Interior?</text:p>
      <text:p text:style-name="P1">28/04/15 7:00:21 am: Ayu New: 2 so much time ma india ni lian recover thai jase</text:p>
      <text:p text:style-name="P1">28/04/15 7:00:25 am: Ayu New: Loan*</text:p>
      <text:p text:style-name="P1">28/04/15 7:00:43 am: Shridhar: Ya Thai jaie</text:p>
      <text:p text:style-name="P1">28/04/15 7:01:17 am: Ayu New: You don't know what are interiors</text:p>
      <text:p text:style-name="P1">28/04/15 7:01:46 am: Shridhar: The apartment would cost atleast 30-40 lacs</text:p>
      <text:p text:style-name="P1">28/04/15 7:02:00 am: Ayu New: Check oine</text:p>
      <text:p text:style-name="P1">28/04/15 7:02:04 am: Ayu New: Online*</text:p>
      <text:p text:style-name="P1">28/04/15 7:02:11 am: Ayu New: It's not more than 20</text:p>
      <text:p text:style-name="P1">28/04/15 7:02:42 am: Ayu New: &lt;image omitted&gt;</text:p>
      <text:p text:style-name="P1">28/04/15 7:02:47 am: Ayu New: This are interiors</text:p>
      <text:p text:style-name="P1">28/04/15 7:02:49 am: Shridhar: Online su bole ane bhav su hoi it's differnt here not like there watever price u see u get it for tat much pan ahiya nai</text:p>
      <text:p text:style-name="P1">28/04/15 7:03:40 am: Ayu New: Still it's an apartment shouldn't be more than 20</text:p>
      <text:p text:style-name="P1">28/04/15 7:03:49 am: Ayu New: If it is than u rather buy a condo</text:p>
      <text:p text:style-name="P1">28/04/15 7:03:57 am: Shridhar: Yup</text:p>
      <text:p text:style-name="P1">28/04/15 7:04:15 am: Ayu New: Start looking atyar thi..</text:p>
      <text:p text:style-name="P1">28/04/15 7:04:26 am: Ayu New: Jo koi builders apda area ma banave che</text:p>
      <text:p text:style-name="P1">28/04/15 7:04:48 am: Ayu New: Chinar hulnar ma tapas kari jo may be 2 uears ma kai khali thai</text:p>
      <text:p text:style-name="P1">28/04/15 7:04:58 am: Shridhar: Ya</text:p>
      <text:p text:style-name="P1">28/04/15 7:05:03 am: Ayu New: We can buy it by 2016 dec or 2017 april</text:p>
      <text:p text:style-name="P1">28/04/15 7:06:51 am: Shridhar: Driving now</text:p>
      <text:p text:style-name="P1">28/04/15 7:06:59 am: Ayu New: Y</text:p>
      <text:p text:style-name="P1">28/04/15 7:50:21 am: Shridhar: Train was late etle baby</text:p>
      <text:p text:style-name="P1">28/04/15 7:51:18 am: Ayu New: Yeah you have an excuses to drive car to work everyday</text:p>
      <text:p text:style-name="P1">28/04/15 7:54:00 am: Shridhar: I don have any excuse comeon please</text:p>
      <text:p text:style-name="P1">28/04/15 7:54:10 am: Shridhar: Mane shok nai thato drive karine Avanu</text:p>
      <text:p text:style-name="P1">28/04/15 7:54:30 am: Ayu New: Evu</text:p>
      <text:p text:style-name="P1">28/04/15 7:54:37 am: Ayu New: Y are you getting so hyper</text:p>
      <text:p text:style-name="P1">28/04/15 7:54:42 am: Ayu New: Guilty conscious</text:p>
      <text:p text:style-name="P1"><text:soft-page-break/>28/04/15 8:00:13 am: Shridhar: Are u in the mood bcoz I wanna ft</text:p>
      <text:p text:style-name="P1">28/04/15 8:00:24 am: Ayu New: I am studying</text:p>
      <text:p text:style-name="P1">28/04/15 8:00:33 am: Ayu New: After tomorrow</text:p>
      <text:p text:style-name="P1">28/04/15 8:00:34 am: Shridhar: Okay</text:p>
      <text:p text:style-name="P1">28/04/15 9:38:54 am: Shridhar: Wat time u leaving tomorow?</text:p>
      <text:p text:style-name="P1">28/04/15 9:45:51 am: Ayu New: Evening</text:p>
      <text:p text:style-name="P1">28/04/15 9:46:35 am: Shridhar: Go in the noon only na u have booked a hotel so leave early na</text:p>
      <text:p text:style-name="P1">28/04/15 9:47:01 am: Ayu New: No i m just going there to dleep</text:p>
      <text:p text:style-name="P1">28/04/15 9:49:11 am: Shridhar: Oky baby watever u feel comfortable doin</text:p>
      <text:p text:style-name="P1">28/04/15 9:49:29 am: Shridhar: Sui ja ave get up and study tommorow don stretch</text:p>
      <text:p text:style-name="P1">28/04/15 9:49:39 am: Ayu New: I am sleeping only</text:p>
      <text:p text:style-name="P1">28/04/15 9:49:43 am: Ayu New: Now don't text</text:p>
      <text:p text:style-name="P1">28/04/15 7:16:31 pm: Shridhar: &lt;image omitted&gt;</text:p>
      <text:p text:style-name="P1">28/04/15 7:16:44 pm: Shridhar: Gm</text:p>
      <text:p text:style-name="P1">28/04/15 7:16:59 pm: Ayu New: Gm</text:p>
      <text:p text:style-name="P1">28/04/15 7:17:07 pm: Shridhar: U up early baby</text:p>
      <text:p text:style-name="P1">28/04/15 7:17:17 pm: Ayu New: Yeah</text:p>
      <text:p text:style-name="P1">28/04/15 7:17:33 pm: Ayu New: I had to be uo at 7</text:p>
      <text:p text:style-name="P1">28/04/15 7:17:48 pm: Shridhar: Toh mane kevu tu ne I would have called</text:p>
      <text:p text:style-name="P1">28/04/15 7:18:06 pm: Ayu New: I woke up n went back to sleep</text:p>
      <text:p text:style-name="P1">28/04/15 7:18:14 pm: Shridhar: Anyways Chale</text:p>
      <text:p text:style-name="P1">Ave study</text:p>
      <text:p text:style-name="P1">28/04/15 7:18:20 pm: Shridhar: Had something?</text:p>
      <text:p text:style-name="P1">28/04/15 7:18:38 pm: Ayu New: No</text:p>
      <text:p text:style-name="P1">28/04/15 7:19:13 pm: Shridhar: Khaine bes toh</text:p>
      <text:p text:style-name="P1">28/04/15 10:46:27 pm: Shridhar: Gn baby mwaah</text:p>
      <text:p text:style-name="P1">28/04/15 10:46:42 pm: Shridhar: Drop me a msg when u leave</text:p>
      <text:p text:style-name="P1">28/04/15 10:46:49 pm: Ayu New: Just left</text:p>
      <text:p text:style-name="P1">28/04/15 10:47:00 pm: Shridhar: Okay toh Paunchi ne msg karje</text:p>
      <text:p text:style-name="P1">28/04/15 10:47:03 pm: Shridhar: Drive safe</text:p>
      <text:p text:style-name="P1">28/04/15 10:48:25 pm: Ayu New: Yeah</text:p>
      <text:p text:style-name="P1">28/04/15 10:48:28 pm: Ayu New: Bau traffic che</text:p>
      <text:p text:style-name="P1">28/04/15 10:48:32 pm: Ayu New: Peakhour</text:p>
      <text:p text:style-name="P1">28/04/15 10:48:35 pm: Shridhar: Hmmm</text:p>
      <text:p text:style-name="P1">28/04/15 10:48:39 pm: Ayu New: I m tensed</text:p>
      <text:p text:style-name="P1">28/04/15 10:48:58 pm: Shridhar: Drive safe don be tensed everything will be fine just don take tension</text:p>
      <text:p text:style-name="P1">28/04/15 10:49:06 pm: Ayu New: I feel badhu bau vanchvanu baki che</text:p>
      <text:p text:style-name="P1">28/04/15 10:49:59 pm: Shridhar: It means badhu vanchi lidhu 6e so chill don take tension ur experience wand ur studying will help u ane u will make it this time don worry just relax and reach safely</text:p>
      <text:p text:style-name="P1">28/04/15 11:19:23 pm: Ayu New: Yeah</text:p>
      <text:p text:style-name="P1">29/04/15 12:20:01 am: Ayu New: Reached</text:p>
      <text:p text:style-name="P1">29/04/15 12:20:10 am: Ayu New: In motel right now</text:p>
      <text:p text:style-name="P1">29/04/15 5:41:36 am: Shridhar: Gm</text:p>
      <text:p text:style-name="P1">29/04/15 5:41:59 am: Ayu New: Morning</text:p>
      <text:p text:style-name="P1">29/04/15 6:06:14 am: Shridhar: Khadu baby</text:p>
      <text:p text:style-name="P1">29/04/15 6:06:38 am: Ayu New: Yeah</text:p>
      <text:p text:style-name="P1">29/04/15 6:06:57 am: Ayu New: When i went to get food i was like koi joi na jai toh saru</text:p>
      <text:p text:style-name="P1">29/04/15 6:07:21 am: Shridhar: lol and koi eh na Joyu ne</text:p>
      <text:p text:style-name="P1">29/04/15 6:07:49 am: Ayu New: I don't know you will know if they saw me</text:p>
      <text:p text:style-name="P1">29/04/15 6:19:02 am: Shridhar: Hmmm kale wat time it is?</text:p>
      <text:p text:style-name="P1">29/04/15 6:19:53 am: Ayu New: 9</text:p>
      <text:p text:style-name="P1">29/04/15 6:20:08 am: Shridhar: Uthadu?</text:p>
      <text:p text:style-name="P1">29/04/15 6:23:07 am: Ayu New: No</text:p>
      <text:p text:style-name="P1">29/04/15 6:23:18 am: Shridhar: Kem na?</text:p>
      <text:p text:style-name="P1">29/04/15 6:23:34 am: Ayu New: I wake up for work at this time</text:p>
      <text:p text:style-name="P1"><text:soft-page-break/>29/04/15 6:23:38 am: Ayu New: So it's normal</text:p>
      <text:p text:style-name="P1">29/04/15 6:23:42 am: Shridhar: Okay</text:p>
      <text:p text:style-name="P1">29/04/15 7:51:54 am: Shridhar: Hey baby don stretch to much Sui jaje</text:p>
      <text:p text:style-name="P1">29/04/15 5:05:14 pm: Shridhar: U up?</text:p>
      <text:p text:style-name="P1">29/04/15 10:51:13 pm: Shridhar: Hey baby msg as soon as u finish baby don worry u are gna get through i have told god</text:p>
      <text:p text:style-name="P1">30/04/15 5:35:21 am: Shridhar: Gm</text:p>
      <text:p text:style-name="P1">30/04/15 5:56:39 am: Shridhar: How was it baby</text:p>
      <text:p text:style-name="P1">30/04/15 5:57:39 am: Shridhar: U reached back home baby</text:p>
      <text:p text:style-name="P1">30/04/15 6:01:18 am: Ayu New: Yup</text:p>
      <text:p text:style-name="P1">30/04/15 6:06:19 am: Shridhar: How was it?</text:p>
      <text:p text:style-name="P1">30/04/15 6:08:00 am: Shridhar: U online and y u not replyin</text:p>
      <text:p text:style-name="P1">30/04/15 6:10:07 am: Shridhar: Wats wrong</text:p>
      <text:p text:style-name="P1">30/04/15 6:29:09 am: Ayu New: I don't know</text:p>
      <text:p text:style-name="P1">30/04/15 6:29:12 am: Ayu New: I am confused</text:p>
      <text:p text:style-name="P1">30/04/15 6:29:18 am: Ayu New: It went bad i would say</text:p>
      <text:p text:style-name="P1">30/04/15 6:30:58 am: Shridhar: Don worry it went good if u confused ane when's the result after how many days</text:p>
      <text:p text:style-name="P1">30/04/15 6:31:17 am: Ayu New: No</text:p>
      <text:p text:style-name="P1">30/04/15 6:31:24 am: Ayu New: It went bad</text:p>
      <text:p text:style-name="P1">30/04/15 6:31:30 am: Ayu New: Now don't irritate me more</text:p>
      <text:p text:style-name="P1">30/04/15 10:49:29 pm: Shridhar: Gn baby mwaaah</text:p>
      <text:p text:style-name="P1"/>
      <text:p text:style-name="P1">01/05/15 2:53:22 am: Ayu New: &lt;image omitted&gt;</text:p>
      <text:p text:style-name="P1">01/05/15 5:32:05 am: Ayu New: &lt;image omitted&gt;</text:p>
      <text:p text:style-name="P1">01/05/15 5:35:19 am: Shridhar: Gm</text:p>
      <text:p text:style-name="P1">01/05/15 5:35:39 am: Ayu New: Imade thic for you</text:p>
      <text:p text:style-name="P1">01/05/15 5:35:45 am: Ayu New: You didn't like it</text:p>
      <text:p text:style-name="P1">01/05/15 5:35:52 am: Shridhar: U made chicken?</text:p>
      <text:p text:style-name="P1">01/05/15 5:35:54 am: Ayu New: Date night food</text:p>
      <text:p text:style-name="P1">01/05/15 5:35:57 am: Ayu New: Yeah</text:p>
      <text:p text:style-name="P1">01/05/15 5:36:07 am: Ayu New: Honey soy chicken</text:p>
      <text:p text:style-name="P1">01/05/15 5:36:23 am: Shridhar: Looks good baby</text:p>
      <text:p text:style-name="P1">01/05/15 5:36:28 am: Shridhar: Khai lidhu akhu?</text:p>
      <text:p text:style-name="P1">01/05/15 5:36:46 am: Ayu New: And wine</text:p>
      <text:p text:style-name="P1">01/05/15 5:36:55 am: Shridhar: Well wine I saw</text:p>
      <text:p text:style-name="P1">01/05/15 5:37:36 am: Ayu New: This chicken hastutned out so finger licking good</text:p>
      <text:p text:style-name="P1">01/05/15 5:37:45 am: Ayu New: You should try it with yatin bhai</text:p>
      <text:p text:style-name="P1">01/05/15 5:38:19 am: Shridhar: Tell me the receipe</text:p>
      <text:p text:style-name="P1">01/05/15 5:38:20 am: Ayu New: Only if u like sweet and sour chicken</text:p>
      <text:p text:style-name="P1">01/05/15 5:38:32 am: Shridhar: I will like it</text:p>
      <text:p text:style-name="P1">01/05/15 5:38:35 am: Ayu New: Very simple hardly took half hour</text:p>
      <text:p text:style-name="P1">01/05/15 5:38:43 am: Ayu New: Well clean ur chicken first</text:p>
      <text:p text:style-name="P1">01/05/15 5:38:51 am: Shridhar: Yatin ne nai bhave I guess</text:p>
      <text:p text:style-name="P1">01/05/15 5:39:18 am: Ayu New: Soy sauce honey tomato ketchup and garlic and ginger crushed</text:p>
      <text:p text:style-name="P1">01/05/15 5:39:31 am: Ayu New: Mix 'em togethor</text:p>
      <text:p text:style-name="P1">01/05/15 5:40:06 am: Ayu New: Than sprinkle salt pepper and some chicken seasoning mix well</text:p>
      <text:p text:style-name="P1">01/05/15 5:40:16 am: Ayu New: Than pour the liquid mixture wemade</text:p>
      <text:p text:style-name="P1">01/05/15 5:40:18 am: Ayu New: Taste it</text:p>
      <text:p text:style-name="P1">01/05/15 5:40:21 am: Ayu New: Than bake it</text:p>
      <text:p text:style-name="P1">01/05/15 5:40:24 am: Shridhar: Okay</text:p>
      <text:p text:style-name="P1">01/05/15 5:40:32 am: Shridhar: Kind of Chinese</text:p>
      <text:p text:style-name="P1">01/05/15 5:41:36 am: Ayu New: Well yeah</text:p>
      <text:p text:style-name="P1">01/05/15 5:46:18 am: Ayu New: Not exactly chinese</text:p>
      <text:p text:style-name="P1">01/05/15 5:46:28 am: Ayu New: Soy sauce ave etle chinese na thai jai</text:p>
      <text:p text:style-name="P1">01/05/15 6:08:32 am: Ayu New: Hello</text:p>
      <text:p text:style-name="P1">01/05/15 6:08:48 am: Ayu New: How much te do you spend showeing</text:p>
      <text:p text:style-name="P1"><text:soft-page-break/>01/05/15 6:08:55 am: Ayu New: Showering*</text:p>
      <text:p text:style-name="P1">01/05/15 6:08:58 am: Ayu New: ??</text:p>
      <text:p text:style-name="P1">01/05/15 6:09:08 am: Ayu New: You are such a woman</text:p>
      <text:p text:style-name="P1">01/05/15 6:10:36 am: Shridhar: I m leaving also for work baby</text:p>
      <text:p text:style-name="P1">01/05/15 6:10:47 am: Ayu New: Ditch work today</text:p>
      <text:p text:style-name="P1">01/05/15 6:28:02 am: Shridhar: Can't baby</text:p>
      <text:p text:style-name="P1">01/05/15 6:28:09 am: Shridhar: But y ditch</text:p>
      <text:p text:style-name="P1">01/05/15 6:31:05 am: Ayu New: &lt;image omitted&gt;</text:p>
      <text:p text:style-name="P1">01/05/15 6:31:08 am: Ayu New: I miss them all</text:p>
      <text:p text:style-name="P1">01/05/15 6:31:56 am: Shridhar: Well u in contact with them so tak to them baby</text:p>
      <text:p text:style-name="P1">01/05/15 6:32:36 am: Shridhar: U feel nice</text:p>
      <text:p text:style-name="P1">01/05/15 6:33:01 am: Shridhar: Rushabh ne malyo toh kale his engagemt is on Monday</text:p>
      <text:p text:style-name="P1">01/05/15 6:35:48 am: Ayu New: Okay</text:p>
      <text:p text:style-name="P1">01/05/15 6:35:56 am: Ayu New: She is nice looking</text:p>
      <text:p text:style-name="P1">01/05/15 6:36:01 am: Ayu New: Bau nani lage che</text:p>
      <text:p text:style-name="P1">01/05/15 6:36:05 am: Ayu New: How old is she</text:p>
      <text:p text:style-name="P1">01/05/15 6:36:40 am: Shridhar: No idea but she is khushboo's friend</text:p>
      <text:p text:style-name="P1">01/05/15 6:36:52 am: Ayu New: My khushboo</text:p>
      <text:p text:style-name="P1">01/05/15 6:36:58 am: Shridhar: But she is cock eyed</text:p>
      <text:p text:style-name="P1">01/05/15 6:37:06 am: Ayu New: I am cock eyed too</text:p>
      <text:p text:style-name="P1">01/05/15 6:37:12 am: Shridhar: Ya ishan's Khushboo</text:p>
      <text:p text:style-name="P1">01/05/15 6:37:17 am: Shridhar: U not</text:p>
      <text:p text:style-name="P1">01/05/15 6:37:30 am: Ayu New: I am u just don't look properly at my eyes i am too</text:p>
      <text:p text:style-name="P1">01/05/15 6:37:48 am: Shridhar: U not</text:p>
      <text:p text:style-name="P1">01/05/15 7:26:20 am: Ayu New: I am</text:p>
      <text:p text:style-name="P1">01/05/15 7:49:59 am: Shridhar: Kya gai?</text:p>
      <text:p text:style-name="P1">01/05/15 7:52:27 am: Ayu New: Headache</text:p>
      <text:p text:style-name="P1">01/05/15 7:52:38 am: Shridhar: Oh okay</text:p>
      <text:p text:style-name="P1">01/05/15 7:52:41 am: Shridhar: Toh Sui ja</text:p>
      <text:p text:style-name="P1">01/05/15 8:03:28 am: Ayu New: No i want to watch tb</text:p>
      <text:p text:style-name="P1">01/05/15 8:03:31 am: Ayu New: Tv*</text:p>
      <text:p text:style-name="P1">01/05/15 8:03:50 am: Shridhar: Baby kale joje</text:p>
      <text:p text:style-name="P1">01/05/15 8:07:29 am: Ayu New: Did you make a donation for nepal</text:p>
      <text:p text:style-name="P1">01/05/15 8:07:34 am: Ayu New: Earthquake relief</text:p>
      <text:p text:style-name="P1">01/05/15 8:07:59 am: Shridhar: Will make on 7th</text:p>
      <text:p text:style-name="P1">01/05/15 8:08:04 am: Shridhar: Waiting for salary</text:p>
      <text:p text:style-name="P1">01/05/15 8:08:21 am: Shridhar: Pm relief fund ma nakhis hope it goes to right hands</text:p>
      <text:p text:style-name="P1">01/05/15 8:08:30 am: Ayu New: You can even make a 100 rs donation that can buy 1 time meal for a family</text:p>
      <text:p text:style-name="P1">01/05/15 8:08:41 am: Ayu New: Unicef ma donate kar</text:p>
      <text:p text:style-name="P1">01/05/15 8:08:53 am: Shridhar: Okay</text:p>
      <text:p text:style-name="P1">01/05/15 8:09:10 am: Ayu New: Fb has relief fund too</text:p>
      <text:p text:style-name="P1">01/05/15 8:09:27 am: Shridhar: Okay</text:p>
      <text:p text:style-name="P1">01/05/15 8:10:26 am: Ayu New: Check fb messanger</text:p>
      <text:p text:style-name="P1">01/05/15 8:10:45 am: Shridhar: Saw it</text:p>
      <text:p text:style-name="P1">01/05/15 8:10:48 am: Ayu New: You are a fucking engineer google it</text:p>
      <text:p text:style-name="P1">01/05/15 8:11:13 am: Ayu New: You are educated enough you should know there is something called the united nations</text:p>
      <text:p text:style-name="P1">01/05/15 8:11:56 am: Ayu New: That country is already poor and now it's destroyed completely</text:p>
      <text:p text:style-name="P1">01/05/15 8:11:58 am: Shridhar: Yes I saw that there but pm relief fund was there</text:p>
      <text:p text:style-name="P1">01/05/15 8:12:13 am: Shridhar: So chill</text:p>
      <text:p text:style-name="P1">01/05/15 8:12:21 am: Shridhar: How much did u make</text:p>
      <text:p text:style-name="P1">01/05/15 8:13:40 am: Ayu New: You should not tell people that you made donation</text:p>
      <text:p text:style-name="P1">01/05/15 8:13:49 am: Shridhar: Ya okay</text:p>
      <text:p text:style-name="P1">01/05/15 8:14:30 am: Ayu New: In future i will adopt a gurl child in India and sponser her education and wedding.</text:p>
      <text:p text:style-name="P1">01/05/15 8:14:36 am: Ayu New: Girl*</text:p>
      <text:p text:style-name="P1">01/05/15 8:20:51 am: Ayu New: Why did you call i am talking to few friends in nepal</text:p>
      <text:p text:style-name="P1"><text:soft-page-break/>01/05/15 8:55:58 am: Shridhar: Arey mistake thi Thai gayo toh</text:p>
      <text:p text:style-name="P1">01/05/15 8:29:42 pm: Shridhar: Hey baby just gt done with gym</text:p>
      <text:p text:style-name="P1">01/05/15 9:44:28 pm: Ayu New: You are changing you usually text me gm before I even wake up</text:p>
      <text:p text:style-name="P1">01/05/15 9:44:30 pm: Ayu New: What's keeing you so busy</text:p>
      <text:p text:style-name="P1">01/05/15 9:44:33 pm: Ayu New: ?</text:p>
      <text:p text:style-name="P1">01/05/15 9:47:10 pm: Shridhar: Ya I know but past few days I m rushing to station etle ane pa6i ghare ayine i go gym etle</text:p>
      <text:p text:style-name="P1">01/05/15 11:08:23 pm: Shridhar: Gd8 mwaaah</text:p>
      <text:p text:style-name="P1">02/05/15 2:28:18 am: Ayu New: &lt;image omitted&gt;</text:p>
      <text:p text:style-name="P1">02/05/15 2:28:40 am: Ayu New: Wine and disney movie..perfect Friday evening</text:p>
      <text:p text:style-name="P1">02/05/15 6:26:41 am: Ayu New: &lt;image omitted&gt;</text:p>
      <text:p text:style-name="P1">02/05/15 6:26:55 am: Ayu New: &lt;image omitted&gt;</text:p>
      <text:p text:style-name="P1">02/05/15 6:26:58 am: Ayu New: &lt;image omitted&gt;</text:p>
      <text:p text:style-name="P1">02/05/15 6:27:06 am: Ayu New: Crazy life of woman with curly hair</text:p>
      <text:p text:style-name="P1">02/05/15 6:31:23 am: Shridhar: Gm</text:p>
      <text:p text:style-name="P1">02/05/15 6:31:31 am: Shridhar: Baby</text:p>
      <text:p text:style-name="P1">02/05/15 6:31:37 am: Shridhar: Ane Disney</text:p>
      <text:p text:style-name="P1">02/05/15 6:31:48 am: Ayu New: Yeah i watched disney movie</text:p>
      <text:p text:style-name="P1">02/05/15 6:31:53 am: Ayu New: I love disney movies</text:p>
      <text:p text:style-name="P1">02/05/15 6:32:15 am: Ayu New: Wine cheese lazy couch and disney movies , aah whatt life</text:p>
      <text:p text:style-name="P1">02/05/15 6:32:26 am: Ayu New: When you go for conferences i will do this</text:p>
      <text:p text:style-name="P1">02/05/15 6:32:38 am: Shridhar: Ya karjo mam</text:p>
      <text:p text:style-name="P1">02/05/15 6:33:19 am: Ayu New: Like rashmi does. Nick doesn't like her eating junk all the time so he made a rule ghar ma junk nai lavanu so when he goes for conferences she would get me and pizza at home and eat and we watch disney movies</text:p>
      <text:p text:style-name="P1">02/05/15 6:34:07 am: Shridhar: Ya I remember were at hers when Nikhil had gone somewhere</text:p>
      <text:p text:style-name="P1">02/05/15 6:34:34 am: Ayu New: Yeah</text:p>
      <text:p text:style-name="P1">02/05/15 6:35:13 am: Ayu New: He doesn't like her eating pizzas</text:p>
      <text:p text:style-name="P1">02/05/15 6:35:24 am: Shridhar: Bcoz of cheese</text:p>
      <text:p text:style-name="P1">02/05/15 6:35:48 am: Ayu New: Wakes her up at 6 every morning to workout</text:p>
      <text:p text:style-name="P1">02/05/15 6:36:22 am: Ayu New: No he is a health freak. He loves steamed veggies and healthy food he dislikes pizzas and burgers and fries and stuff</text:p>
      <text:p text:style-name="P1">02/05/15 6:36:41 am: Ayu New: U should see him eat he will eat salads for dinner</text:p>
      <text:p text:style-name="P1">02/05/15 6:37:09 am: Ayu New: Rash makes fish and stuff for him he would eat that</text:p>
      <text:p text:style-name="P1">02/05/15 6:37:26 am: Ayu New: But other time when he working from home at night he will eat salads</text:p>
      <text:p text:style-name="P1">02/05/15 6:37:40 am: Ayu New: And me and rashmi will watch movies and eat chinese food</text:p>
      <text:p text:style-name="P1">02/05/15 6:37:52 am: Shridhar: Ya if u work from home in night ochu khavanu</text:p>
      <text:p text:style-name="P1">02/05/15 6:38:29 am: Ayu New: I would disturb you wearing lingeries at night so you don't work and get distracted</text:p>
      <text:p text:style-name="P1">02/05/15 6:39:24 am: Shridhar: Eh toh Khabr 6e mane</text:p>
      <text:p text:style-name="P1">02/05/15 6:40:07 am: Ayu New: &lt;image omitted&gt;</text:p>
      <text:p text:style-name="P1">02/05/15 6:40:07 am: Ayu New: &lt;image omitted&gt;</text:p>
      <text:p text:style-name="P1">02/05/15 6:40:08 am: Ayu New: &lt;image omitted&gt;</text:p>
      <text:p text:style-name="P1">02/05/15 6:40:43 am: Ayu New: &lt;image omitted&gt;</text:p>
      <text:p text:style-name="P1">02/05/15 6:40:47 am: Ayu New: Look at my hair length</text:p>
      <text:p text:style-name="P1">02/05/15 6:40:57 am: Shridhar: Ya baby I saw ur hair length</text:p>
      <text:p text:style-name="P1">02/05/15 6:40:57 am: Ayu New: I know i am fat i ll start working out now</text:p>
      <text:p text:style-name="P1">02/05/15 6:48:48 am: Ayu New: Where you lost</text:p>
      <text:p text:style-name="P1">02/05/15 6:50:59 am: Shridhar: No where baby</text:p>
      <text:p text:style-name="P1">02/05/15 6:51:03 am: Shridhar: Ahiyaj 6u</text:p>
      <text:p text:style-name="P1">02/05/15 6:51:53 am: Ayu New: Than y r u not replying</text:p>
      <text:p text:style-name="P1">02/05/15 7:01:08 am: Ayu New: What u doing</text:p>
      <text:p text:style-name="P1">02/05/15 7:01:11 am: Ayu New: Hello</text:p>
      <text:p text:style-name="P1">02/05/15 7:01:32 am: Ayu New: I ll divorce you if you don't reply in 2 minutes now</text:p>
      <text:p text:style-name="P1"><text:soft-page-break/>02/05/15 7:03:41 am: Shridhar: I was driving baby</text:p>
      <text:p text:style-name="P1">02/05/15 7:03:51 am: Ayu New: To where</text:p>
      <text:p text:style-name="P1">02/05/15 7:04:19 am: Shridhar: Rushabh's for breakfast</text:p>
      <text:p text:style-name="P1">02/05/15 7:04:55 am: Ayu New: What's your dream</text:p>
      <text:p text:style-name="P1">02/05/15 7:06:06 am: Shridhar: Means</text:p>
      <text:p text:style-name="P1">02/05/15 7:06:27 am: Ayu New: DREAMS</text:p>
      <text:p text:style-name="P1">02/05/15 7:06:34 am: Ayu New: DREAM</text:p>
      <text:p text:style-name="P1">02/05/15 7:06:37 am: Ayu New: *</text:p>
      <text:p text:style-name="P1">02/05/15 7:13:41 am: Shridhar: Well I want to give u a lavish life so basically earn a lot</text:p>
      <text:p text:style-name="P1">02/05/15 7:14:14 am: Ayu New: That is your love</text:p>
      <text:p text:style-name="P1">02/05/15 7:14:19 am: Ayu New: What is your dream</text:p>
      <text:p text:style-name="P1">02/05/15 7:14:42 am: Shridhar: To make my own software a</text:p>
      <text:p text:style-name="P1">02/05/15 7:14:47 am: Shridhar: Softwares</text:p>
      <text:p text:style-name="P1">02/05/15 7:15:25 am: Ayu New: Softwares of what</text:p>
      <text:p text:style-name="P1">02/05/15 7:15:42 am: Shridhar: Big data anytics</text:p>
      <text:p text:style-name="P1">02/05/15 7:15:50 am: Shridhar: Analytics</text:p>
      <text:p text:style-name="P1">02/05/15 7:16:03 am: Shridhar: Basically a platform</text:p>
      <text:p text:style-name="P1">02/05/15 7:16:17 am: Ayu New: Hmm okay</text:p>
      <text:p text:style-name="P1">02/05/15 7:16:48 am: Shridhar: U gt the idea wat the software will do?</text:p>
      <text:p text:style-name="P1">02/05/15 7:19:00 am: Ayu New: Yeah it will analyse things</text:p>
      <text:p text:style-name="P1">02/05/15 7:19:45 am: Shridhar: Ya ane it's a everyday work it will continuously analyse at every hour</text:p>
      <text:p text:style-name="P1">02/05/15 7:20:22 am: Ayu New: Okay</text:p>
      <text:p text:style-name="P1">02/05/15 7:20:38 am: Ayu New: Is dipen an engineer</text:p>
      <text:p text:style-name="P1">02/05/15 7:20:43 am: Shridhar: Nope</text:p>
      <text:p text:style-name="P1">02/05/15 7:20:46 am: Shridhar: Kem</text:p>
      <text:p text:style-name="P1">02/05/15 7:21:06 am: Ayu New: His profile says he wrks as a teradata developer</text:p>
      <text:p text:style-name="P1">02/05/15 7:21:15 am: Ayu New: Isn't that an engineer's job</text:p>
      <text:p text:style-name="P1">02/05/15 7:21:19 am: Shridhar: Tera data no course karyo 6e</text:p>
      <text:p text:style-name="P1">02/05/15 7:21:25 am: Shridhar: Ya it is</text:p>
      <text:p text:style-name="P1">02/05/15 7:21:31 am: Ayu New: So</text:p>
      <text:p text:style-name="P1">02/05/15 7:21:48 am: Ayu New: Does he get paid what an engineer gets paid</text:p>
      <text:p text:style-name="P1">02/05/15 7:21:56 am: Shridhar: Na</text:p>
      <text:p text:style-name="P1">02/05/15 7:22:01 am: Ayu New: If that's the case than even i want to do that course</text:p>
      <text:p text:style-name="P1">02/05/15 7:22:37 am: Shridhar: But u won't get the pay of an engineer</text:p>
      <text:p text:style-name="P1">02/05/15 7:23:04 am: Ayu New: I searched salary for teradata developers online it's $100,000</text:p>
      <text:p text:style-name="P1">02/05/15 7:23:21 am: Shridhar: Ya but if they gt a engineer</text:p>
      <text:p text:style-name="P1">02/05/15 7:23:32 am: Shridhar: Degre</text:p>
      <text:p text:style-name="P1">02/05/15 7:23:50 am: Ayu New: Okay</text:p>
      <text:p text:style-name="P1">02/05/15 7:24:09 am: Ayu New: So how much does he get paid now</text:p>
      <text:p text:style-name="P1">02/05/15 7:24:23 am: Shridhar: May be 60k</text:p>
      <text:p text:style-name="P1">02/05/15 7:25:49 am: Ayu New: Hmm</text:p>
      <text:p text:style-name="P1">02/05/15 7:26:20 am: Ayu New: Did you check yahoo mail</text:p>
      <text:p text:style-name="P1">02/05/15 7:26:32 am: Shridhar: Ya I saw Dr Patel</text:p>
      <text:p text:style-name="P1">02/05/15 7:26:36 am: Shridhar: 😘😘</text:p>
      <text:p text:style-name="P1">02/05/15 7:27:43 am: Ayu New: Hmm</text:p>
      <text:p text:style-name="P1">02/05/15 7:28:12 am: Ayu New: &lt;image omitted&gt;</text:p>
      <text:p text:style-name="P1">02/05/15 7:28:19 am: Ayu New: This is so me</text:p>
      <text:p text:style-name="P1">02/05/15 7:28:39 am: Shridhar: Hmmm is it</text:p>
      <text:p text:style-name="P1">02/05/15 7:29:38 am: Ayu New: What do you think</text:p>
      <text:p text:style-name="P1">02/05/15 7:29:52 am: Ayu New: It's been 10 so much time u should know by now</text:p>
      <text:p text:style-name="P1">02/05/15 7:30:00 am: Shridhar: Ya I know</text:p>
      <text:p text:style-name="P1">02/05/15 7:31:49 am: Ayu New: So when someone tells you that your wife has a short temper you know what to tell them</text:p>
      <text:p text:style-name="P1">02/05/15 7:32:01 am: Shridhar: Ya baby</text:p>
      <text:p text:style-name="P1">02/05/15 7:33:07 am: Ayu New: &lt;image omitted&gt;</text:p>
      <text:p text:style-name="P1">02/05/15 7:33:12 am: Ayu New: Oh god this is me</text:p>
      <text:p text:style-name="P1"><text:soft-page-break/>02/05/15 7:33:19 am: Ayu New: &lt;image omitted&gt;</text:p>
      <text:p text:style-name="P1">02/05/15 7:33:23 am: Ayu New: Look</text:p>
      <text:p text:style-name="P1">02/05/15 7:33:45 am: Shridhar: Ya I am seeing it baby</text:p>
      <text:p text:style-name="P1">02/05/15 7:33:50 am: Shridhar: How many glass if wine</text:p>
      <text:p text:style-name="P1">02/05/15 7:34:00 am: Ayu New: Bottle pati gai</text:p>
      <text:p text:style-name="P1">02/05/15 7:34:19 am: Shridhar: Biji 6e bottle</text:p>
      <text:p text:style-name="P1">02/05/15 7:37:47 am: Ayu New: Che but i have to work tomorrow</text:p>
      <text:p text:style-name="P1">02/05/15 7:38:10 am: Shridhar: Oh okay Harrisonburg ke regular</text:p>
      <text:p text:style-name="P1">02/05/15 7:38:18 am: Ayu New: Harrisonburg</text:p>
      <text:p text:style-name="P1">02/05/15 7:39:20 am: Shridhar: Hmmm oky</text:p>
      <text:p text:style-name="P1">02/05/15 7:39:23 am: Shridhar: Ane su khadu</text:p>
      <text:p text:style-name="P1">02/05/15 7:40:18 am: Ayu New: Aloo paratha</text:p>
      <text:p text:style-name="P1">02/05/15 7:53:13 am: Ayu New: When do you think you will be coming here</text:p>
      <text:p text:style-name="P1">02/05/15 7:53:41 am: Shridhar: I think by February end</text:p>
      <text:p text:style-name="P1">02/05/15 7:54:15 am: Ayu New: Y end</text:p>
      <text:p text:style-name="P1">02/05/15 7:54:28 am: Ayu New: U should be able to come by feb first week</text:p>
      <text:p text:style-name="P1">02/05/15 7:55:54 am: Ayu New: Don't make it late because i ll have to change my job too. And i would take up a job in a state u get one</text:p>
      <text:p text:style-name="P1">02/05/15 7:56:11 am: Shridhar: If I get the visa by December then 1st week of feb</text:p>
      <text:p text:style-name="P1">02/05/15 7:56:11 am: Ayu New: So come asap pachi visa malya pachi india ma rakhdya na karis</text:p>
      <text:p text:style-name="P1">02/05/15 7:57:11 am: Ayu New: If u get visa by December than y the fuck do you want to stay in india till feb</text:p>
      <text:p text:style-name="P1">02/05/15 7:57:19 am: Ayu New: I told u the problem</text:p>
      <text:p text:style-name="P1">02/05/15 8:13:06 am: Shridhar: U wanna go Bombay when u come?</text:p>
      <text:p text:style-name="P1">02/05/15 8:13:39 am: Ayu New: Y</text:p>
      <text:p text:style-name="P1">02/05/15 8:13:57 am: Shridhar: Emaj to eat and drink</text:p>
      <text:p text:style-name="P1">02/05/15 8:14:54 am: Shridhar: Archana Jode vaat Thai?</text:p>
      <text:p text:style-name="P1">02/05/15 8:15:02 am: Shridhar: When is she gng?</text:p>
      <text:p text:style-name="P1">02/05/15 8:16:53 am: Ayu New: No it's wastage of money</text:p>
      <text:p text:style-name="P1">02/05/15 8:17:01 am: Ayu New: And no time as well</text:p>
      <text:p text:style-name="P1">02/05/15 8:17:07 am: Shridhar: Okay</text:p>
      <text:p text:style-name="P1">02/05/15 8:30:50 am: Ayu New: I think i have fever</text:p>
      <text:p text:style-name="P1">02/05/15 8:31:08 am: Shridhar: Advil Lai le toh</text:p>
      <text:p text:style-name="P1">02/05/15 8:31:20 am: Ayu New: No</text:p>
      <text:p text:style-name="P1">02/05/15 8:34:25 am: Shridhar: Kem no</text:p>
      <text:p text:style-name="P1">02/05/15 8:34:44 am: Ayu New: I don't want to take it</text:p>
      <text:p text:style-name="P1">02/05/15 8:34:48 am: Ayu New: Simple</text:p>
      <text:p text:style-name="P1">02/05/15 8:34:54 am: Shridhar: Okay na Lais</text:p>
      <text:p text:style-name="P1">02/05/15 8:36:04 am: Ayu New: Come have sex with me</text:p>
      <text:p text:style-name="P1">02/05/15 8:36:25 am: Shridhar: I would if I was there</text:p>
      <text:p text:style-name="P1">02/05/15 8:36:41 am: Ayu New: Even when i am sick</text:p>
      <text:p text:style-name="P1">02/05/15 8:37:19 am: Shridhar: Not when u sick</text:p>
      <text:p text:style-name="P1">02/05/15 8:44:32 am: Ayu New: When did you find me prettiest</text:p>
      <text:p text:style-name="P1">02/05/15 8:44:39 am: Shridhar: Many times</text:p>
      <text:p text:style-name="P1">02/05/15 8:44:47 am: Ayu New: When</text:p>
      <text:p text:style-name="P1"/>
      <text:p text:style-name="P1">02/05/15 5:00:37 pm: Shridhar: Gm</text:p>
      <text:p text:style-name="P1">03/05/15 5:48:51 am: Shridhar: Gm</text:p>
      <text:p text:style-name="P1">03/05/15 5:51:19 am: Ayu New: Tu kale gayab thai gayo</text:p>
      <text:p text:style-name="P1">03/05/15 5:51:42 am: Shridhar: Arey baby ahiya toh hato</text:p>
      <text:p text:style-name="P1">03/05/15 5:52:57 am: Shridhar: How was the day</text:p>
      <text:p text:style-name="P1">03/05/15 5:53:07 am: Ayu New: Usual</text:p>
      <text:p text:style-name="P1">03/05/15 5:53:14 am: Ayu New: I worked than went to mall</text:p>
      <text:p text:style-name="P1">03/05/15 5:53:30 am: Shridhar: Su lidhu</text:p>
      <text:p text:style-name="P1">03/05/15 5:53:38 am: Ayu New: Kasu nai</text:p>
      <text:p text:style-name="P1">03/05/15 5:53:56 am: Ayu New: I went there for malav</text:p>
      <text:p text:style-name="P1">03/05/15 5:54:06 am: Ayu New: I wanted to buy him a gift</text:p>
      <text:p text:style-name="P1">03/05/15 5:54:37 am: Shridhar: Su lidhu?</text:p>
      <text:p text:style-name="P1"><text:soft-page-break/>03/05/15 5:54:39 am: Ayu New: I thought i ll buy a ps4 game for him</text:p>
      <text:p text:style-name="P1">03/05/15 5:55:12 am: Shridhar: Hmmm okay toh did u buy it?</text:p>
      <text:p text:style-name="P1">03/05/15 5:59:01 am: Ayu New: Kasi khabar na padi yeshu told buy him when he is with u</text:p>
      <text:p text:style-name="P1">03/05/15 6:01:06 am: Shridhar: Oh kem</text:p>
      <text:p text:style-name="P1">03/05/15 6:01:31 am: Shridhar: Ps4 is same but the games u can buy him when he is with u</text:p>
      <text:p text:style-name="P1">03/05/15 6:01:57 am: Ayu New: That is what m saying</text:p>
      <text:p text:style-name="P1">03/05/15 6:02:03 am: Ayu New: I didn't know what to buy</text:p>
      <text:p text:style-name="P1">03/05/15 6:06:19 am: Ayu New: &lt;image omitted&gt;</text:p>
      <text:p text:style-name="P1">03/05/15 6:14:10 am: Ayu New: See you are lost again</text:p>
      <text:p text:style-name="P1">03/05/15 6:15:08 am: Shridhar: Smart lage 6e baby</text:p>
      <text:p text:style-name="P1">03/05/15 6:15:19 am: Ayu New: Baby kono che</text:p>
      <text:p text:style-name="P1">03/05/15 6:16:15 am: Shridhar: Seema ane Rajni nu😜</text:p>
      <text:p text:style-name="P1">03/05/15 6:16:24 am: Ayu New: Maru bhi che</text:p>
      <text:p text:style-name="P1">03/05/15 6:16:37 am: Shridhar: Nope</text:p>
      <text:p text:style-name="P1">03/05/15 6:16:43 am: Ayu New: Che</text:p>
      <text:p text:style-name="P1">03/05/15 6:16:50 am: Shridhar: Saru 6e Bas</text:p>
      <text:p text:style-name="P1">03/05/15 6:25:23 am: Shridhar: Wat u doin?</text:p>
      <text:p text:style-name="P1">03/05/15 6:25:34 am: Ayu New: Tv</text:p>
      <text:p text:style-name="P1">03/05/15 6:26:22 am: Shridhar: Su pan</text:p>
      <text:p text:style-name="P1">03/05/15 6:26:39 am: Shridhar: Gng Ahmedabad today</text:p>
      <text:p text:style-name="P1">03/05/15 6:26:43 am: Ayu New: Just finished watching alone movie</text:p>
      <text:p text:style-name="P1">03/05/15 6:26:47 am: Ayu New: Okay</text:p>
      <text:p text:style-name="P1">03/05/15 6:26:53 am: Shridhar: Alone</text:p>
      <text:p text:style-name="P1">03/05/15 6:27:04 am: Shridhar: Pelu bipasha varu</text:p>
      <text:p text:style-name="P1">03/05/15 6:27:08 am: Ayu New: Yeah</text:p>
      <text:p text:style-name="P1">03/05/15 6:28:10 am: Shridhar: Kevu 6e?</text:p>
      <text:p text:style-name="P1">03/05/15 6:28:47 am: Ayu New: It's okay not bad</text:p>
      <text:p text:style-name="P1">03/05/15 6:29:14 am: Ayu New: Ofcourse indian standard nu horror movie with ghosts flying all over and killing dogs and maids etc etc</text:p>
      <text:p text:style-name="P1">03/05/15 6:29:23 am: Shridhar: Oky</text:p>
      <text:p text:style-name="P1">03/05/15 6:29:39 am: Ayu New: But story is good which is also copied from korean movie on siamese twins</text:p>
      <text:p text:style-name="P1">03/05/15 6:29:46 am: Shridhar: Watch dharam sankat</text:p>
      <text:p text:style-name="P1">03/05/15 6:30:35 am: Shridhar: Fast and furious 7 pan Hindi movie jevu banayu 6e</text:p>
      <text:p text:style-name="P1">03/05/15 6:30:48 am: Ayu New: What is dharan sankat</text:p>
      <text:p text:style-name="P1">03/05/15 6:31:52 am: Shridhar: Paresh rawal annu kapoor and nasserudin shah</text:p>
      <text:p text:style-name="P1">03/05/15 6:32:02 am: Shridhar: Oh my god na director eh banayu</text:p>
      <text:p text:style-name="P1">03/05/15 6:32:15 am: Ayu New: Hmm</text:p>
      <text:p text:style-name="P1">03/05/15 6:34:20 am: Ayu New: U know twins share a strange bond</text:p>
      <text:p text:style-name="P1">03/05/15 6:34:51 am: Ayu New: They don't need anyone when together and when one dies another dies of sorrow</text:p>
      <text:p text:style-name="P1">03/05/15 6:35:09 am: Ayu New: It's a bond only twins can understand</text:p>
      <text:p text:style-name="P1">03/05/15 6:43:29 am: Ayu New: Where the fuck have you lost</text:p>
      <text:p text:style-name="P1">03/05/15 6:44:27 am: Ayu New: It's weekend this is the only time i get to talk to you and you don't care , all you care about is going to rushabh's place. After you see this text don't even care to text back because i would have slept.</text:p>
      <text:p text:style-name="P1">03/05/15 6:50:47 am: Shridhar: Arey baba I was cleaning the car baby</text:p>
      <text:p text:style-name="P1">03/05/15 6:51:21 am: Shridhar: Baby</text:p>
      <text:p text:style-name="P1">03/05/15 6:51:28 am: Shridhar: Oh maru pizza Kai gayu</text:p>
      <text:p text:style-name="P1">03/05/15 6:55:52 am: Shridhar: Ayu baby</text:p>
      <text:p text:style-name="P1">03/05/15 7:01:26 am: Ayu New: It doesn't take an hour to clean the car</text:p>
      <text:p text:style-name="P1">03/05/15 7:01:34 am: Ayu New: You were at rushabh's place</text:p>
      <text:p text:style-name="P1">03/05/15 7:01:42 am: Ayu New: You have no ither work in life</text:p>
      <text:p text:style-name="P1">03/05/15 7:01:43 am: Shridhar: Oh baby it was just 20mins baba</text:p>
      <text:p text:style-name="P1">03/05/15 7:01:46 am: Ayu New: No</text:p>
      <text:p text:style-name="P1">03/05/15 7:01:56 am: Ayu New: It's been an hour hat you haven't replied me</text:p>
      <text:p text:style-name="P1">03/05/15 7:02:00 am: Ayu New: http://www.zillow.com/homedetails/15403-Conifer-Bay-<text:soft-page-break/>Ct-Houston-TX-77059/58672835_zpid/</text:p>
      <text:p text:style-name="P1">03/05/15 7:02:03 am: Ayu New: This house</text:p>
      <text:p text:style-name="P1">03/05/15 7:02:07 am: Ayu New: So affordable</text:p>
      <text:p text:style-name="P1">03/05/15 7:02:30 am: Ayu New: If we have a house like this j loko tanephone nathi karta , a ghare ava invite karse</text:p>
      <text:p text:style-name="P1">03/05/15 7:02:41 am: Ayu New: Again ur lost</text:p>
      <text:p text:style-name="P1">03/05/15 7:02:51 am: Ayu New: U know what just fuck off</text:p>
      <text:p text:style-name="P1">03/05/15 7:03:06 am: Shridhar: Pan Cali ma we are planning ne</text:p>
      <text:p text:style-name="P1">03/05/15 7:04:53 am: Ayu New: U decide if ur going to talk to me without interruptions or not</text:p>
      <text:p text:style-name="P1">03/05/15 7:05:01 am: Shridhar: Nice house</text:p>
      <text:p text:style-name="P1">03/05/15 7:05:09 am: Shridhar: I was seeing the house</text:p>
      <text:p text:style-name="P1">03/05/15 7:05:04 am: Ayu New: Because i do not like waiting anhour for your reply</text:p>
      <text:p text:style-name="P1">03/05/15 7:05:52 am: Shridhar: Arey 1 min ne hour kehje tu</text:p>
      <text:p text:style-name="P1">03/05/15 7:06:04 am: Ayu New: I just want a house that makes everyone drop their jaws</text:p>
      <text:p text:style-name="P1">03/05/15 7:06:15 am: Shridhar: Ya we will have it</text:p>
      <text:p text:style-name="P1">03/05/15 7:06:21 am: Ayu New: It takes less than 10 sexy to reply</text:p>
      <text:p text:style-name="P1">03/05/15 7:06:47 am: Shridhar: Wats the loan rate for houses there ane ketlu downpayment apvanu hoi?</text:p>
      <text:p text:style-name="P1">03/05/15 7:07:39 am: Shridhar: Ane wats the credit score required?</text:p>
      <text:p text:style-name="P1">03/05/15 7:09:02 am: Ayu New: Downpayment as much as u like but it's easy to pay a lakh dollar if we move to texas and save money. Baki ni loan and it depends what kind if mortgage u want , with a 15 year fixed it's 3000$ per month</text:p>
      <text:p text:style-name="P1">03/05/15 7:09:07 am: Ayu New: Which is not bad</text:p>
      <text:p text:style-name="P1">03/05/15 7:09:27 am: Shridhar: Okay tats not bad</text:p>
      <text:p text:style-name="P1">03/05/15 7:09:37 am: Ayu New: Ur and my combined minthly income will be minimum $10k</text:p>
      <text:p text:style-name="P1">03/05/15 7:09:44 am: Ayu New: I said minimum</text:p>
      <text:p text:style-name="P1">03/05/15 7:10:04 am: Shridhar: Ya ane can't we extend the loan to 20 so much time?</text:p>
      <text:p text:style-name="P1">03/05/15 7:10:18 am: Ayu New: And than i am planning to do MBA in healthcare and go into administration toh after that minimum$15000 per month combined income</text:p>
      <text:p text:style-name="P1">03/05/15 7:10:32 am: Shridhar: Apdu monthly expense ketlu ave maximum?</text:p>
      <text:p text:style-name="P1">03/05/15 7:10:32 am: Ayu New: Su karva extend karvani</text:p>
      <text:p text:style-name="P1">03/05/15 7:10:52 am: Ayu New: Loans and rent and leisure around $3000</text:p>
      <text:p text:style-name="P1">03/05/15 7:11:01 am: Ayu New: Maybe less than that</text:p>
      <text:p text:style-name="P1">03/05/15 7:11:17 am: Ayu New: My monthly expense with loans and bills is $1200</text:p>
      <text:p text:style-name="P1">03/05/15 7:11:30 am: Ayu New: Toh couple nu $3000</text:p>
      <text:p text:style-name="P1">03/05/15 7:11:33 am: Ayu New: Max</text:p>
      <text:p text:style-name="P1">03/05/15 7:11:34 am: Shridhar: So combined apdu max can be 3k</text:p>
      <text:p text:style-name="P1">03/05/15 7:11:54 am: Shridhar: Tats not bad if we both combine will make 10k minimum</text:p>
      <text:p text:style-name="P1">03/05/15 7:11:59 am: Ayu New: Yeah so if we pay mortgage it shouldn't be more than $5-6000$</text:p>
      <text:p text:style-name="P1">03/05/15 7:12:25 am: Ayu New: So we are saving up $4000 a month x 12</text:p>
      <text:p text:style-name="P1">03/05/15 7:12:28 am: Shridhar: Ane India I would have to send 500 every month</text:p>
      <text:p text:style-name="P1">03/05/15 7:12:32 am: Ayu New: $48k</text:p>
      <text:p text:style-name="P1">03/05/15 7:12:35 am: Ayu New: A year</text:p>
      <text:p text:style-name="P1">03/05/15 7:12:45 am: Ayu New: Yeah badhu combined thai ne</text:p>
      <text:p text:style-name="P1">03/05/15 7:12:55 am: Ayu New: It's not india u earn way more here</text:p>
      <text:p text:style-name="P1">03/05/15 7:13:27 am: Ayu New: And than a saving ma thi half house loan ma nakhi devani so etlu mortgage ochu next year ma</text:p>
      <text:p text:style-name="P1">03/05/15 7:13:31 am: Shridhar: Ya toh I can buy the India house in a year with 10lacs downpayment</text:p>
      <text:p text:style-name="P1">03/05/15 7:14:13 am: Ayu New: Yeah</text:p>
      <text:p text:style-name="P1">03/05/15 7:14:18 am: Shridhar: We will consult dad for our house and stuff as he will know the market better than us</text:p>
      <text:p text:style-name="P1">03/05/15 7:14:58 am: Ayu New: Without buying a house we save up $8000 minimum a month which is $96000 a year</text:p>
      <text:p text:style-name="P1"><text:soft-page-break/>03/05/15 7:15:18 am: Shridhar: Tats like 50 lacs tats good</text:p>
      <text:p text:style-name="P1">03/05/15 7:15:31 am: Ayu New: If i go into administration i would make $100,000 annually</text:p>
      <text:p text:style-name="P1">03/05/15 7:15:45 am: Shridhar: Tats nice toh apdu income pan vadhi jase</text:p>
      <text:p text:style-name="P1">03/05/15 7:15:50 am: Ayu New: U will make $120,000-$200,000</text:p>
      <text:p text:style-name="P1">03/05/15 7:15:57 am: Ayu New: Depending on your company</text:p>
      <text:p text:style-name="P1">03/05/15 7:16:02 am: Ayu New: Yeah</text:p>
      <text:p text:style-name="P1">03/05/15 7:16:26 am: Shridhar: Ya we will make ppl jealous of our house</text:p>
      <text:p text:style-name="P1">03/05/15 7:17:07 am: Ayu New: Hmm not for jealous but to all thise who think deva vada baap na chokrao kayam devadya reh</text:p>
      <text:p text:style-name="P1">03/05/15 7:17:29 am: Ayu New: Don't say anything about it but this should be our goal</text:p>
      <text:p text:style-name="P1">03/05/15 7:17:32 am: Shridhar: Ya eh toh bc i m to frustated with tat</text:p>
      <text:p text:style-name="P1">03/05/15 7:17:39 am: Shridhar: Yes</text:p>
      <text:p text:style-name="P1">03/05/15 7:17:47 am: Ayu New: Forget that be practical ahiya ayi ne</text:p>
      <text:p text:style-name="P1">03/05/15 7:17:55 am: Shridhar: Yes</text:p>
      <text:p text:style-name="P1">03/05/15 7:18:09 am: Ayu New: Virginia ma rais toh $96000 annual saving bhuli jaje</text:p>
      <text:p text:style-name="P1">03/05/15 7:18:25 am: Ayu New: Texas should be the goal and if we like it than we can stay there</text:p>
      <text:p text:style-name="P1">03/05/15 7:18:28 am: Shridhar: I m not stayin in Virginia I told u from the start</text:p>
      <text:p text:style-name="P1">03/05/15 7:18:33 am: Shridhar: Ya</text:p>
      <text:p text:style-name="P1">03/05/15 7:18:40 am: Shridhar: How's Atlantic city?</text:p>
      <text:p text:style-name="P1">03/05/15 7:19:56 am: Ayu New: Shit hole of vegas</text:p>
      <text:p text:style-name="P1">03/05/15 7:20:09 am: Shridhar: Hmmm okay</text:p>
      <text:p text:style-name="P1">03/05/15 7:20:15 am: Shridhar: So then Texas it is</text:p>
      <text:p text:style-name="P1">03/05/15 7:20:43 am: Ayu New: So start researching atyar thi for jobs and requirements and companies and pay</text:p>
      <text:p text:style-name="P1">03/05/15 7:21:10 am: Shridhar: Yes I will</text:p>
      <text:p text:style-name="P1">03/05/15 7:21:14 am: Ayu New: Because I don't want you to waste time we are already 27 by the time we buy a house we will be 30. So I don't want to delay anything</text:p>
      <text:p text:style-name="P1">03/05/15 7:21:46 am: Shridhar: Yes I know it's already been delayed because of me</text:p>
      <text:p text:style-name="P1">03/05/15 7:21:58 am: Ayu New: And i do not want baby complications before we buy a house</text:p>
      <text:p text:style-name="P1">03/05/15 7:22:05 am: Ayu New: So need to do it by 30</text:p>
      <text:p text:style-name="P1">03/05/15 7:22:09 am: Shridhar: Yup</text:p>
      <text:p text:style-name="P1">03/05/15 7:23:01 am: Ayu New: So don't wait long in india because after u come u will get ur greencard and social jene malta 1.5 month thase so the more you delay the more things will get delay and u can't apply for jobs until u have a greencard and social</text:p>
      <text:p text:style-name="P1">03/05/15 7:23:20 am: Shridhar: Yes I know</text:p>
      <text:p text:style-name="P1">03/05/15 7:23:35 am: Shridhar: Social toh ayi jase but green card will take a little time</text:p>
      <text:p text:style-name="P1">03/05/15 7:24:22 am: Ayu New: Yeah so early u come early u get it</text:p>
      <text:p text:style-name="P1">03/05/15 7:24:32 am: Shridhar: Yes I know</text:p>
      <text:p text:style-name="P1">03/05/15 7:25:24 am: Ayu New: So I don't want u to waste time in india because after coming here i ll have to look for a job directly texas ma so i would have to stay where i am until 6-8 months jya sudhi u figure out the job because mane male tya tane male not necessary</text:p>
      <text:p text:style-name="P1">03/05/15 7:25:43 am: Shridhar: Yes I know</text:p>
      <text:p text:style-name="P1">03/05/15 7:25:57 am: Shridhar: Try and aim for Dallas Aur Austin</text:p>
      <text:p text:style-name="P1">03/05/15 7:26:29 am: Ayu New: Austin is too expensive</text:p>
      <text:p text:style-name="P1">03/05/15 7:26:40 am: Ayu New: Dallas , I don't know too many indians</text:p>
      <text:p text:style-name="P1">03/05/15 7:26:41 am: Shridhar: Then Dallas</text:p>
      <text:p text:style-name="P1">03/05/15 7:26:48 am: Shridhar: Houston,</text:p>
      <text:p text:style-name="P1">03/05/15 7:26:51 am: Shridhar: ?</text:p>
      <text:p text:style-name="P1">03/05/15 7:26:53 am: Ayu New: I like houston</text:p>
      <text:p text:style-name="P1">03/05/15 7:31:11 am: Shridhar: Wic other city is big in Texas,</text:p>
      <text:p text:style-name="P1">03/05/15 7:31:13 am: Shridhar: ??</text:p>
      <text:p text:style-name="P1">03/05/15 7:31:32 am: Ayu New: Austin and houston are the biggest</text:p>
      <text:p text:style-name="P1"><text:soft-page-break/>03/05/15 7:31:42 am: Ayu New: Dallas plano san antonio</text:p>
      <text:p text:style-name="P1">03/05/15 7:31:54 am: Shridhar: Plano kevu 6e?</text:p>
      <text:p text:style-name="P1">03/05/15 7:32:03 am: Ayu New: No</text:p>
      <text:p text:style-name="P1">03/05/15 7:32:10 am: Ayu New: I guess i ll try in austin</text:p>
      <text:p text:style-name="P1">03/05/15 7:32:14 am: Shridhar: Oky</text:p>
      <text:p text:style-name="P1">03/05/15 7:32:29 am: Ayu New: But research and tell me properly so i know</text:p>
      <text:p text:style-name="P1">03/05/15 7:32:48 am: Shridhar: Ya go for austin</text:p>
      <text:p text:style-name="P1">03/05/15 7:33:15 am: Ayu New: Not like this</text:p>
      <text:p text:style-name="P1">03/05/15 7:33:21 am: Ayu New: Research kar proper</text:p>
      <text:p text:style-name="P1">03/05/15 7:33:24 am: Shridhar: Oky</text:p>
      <text:p text:style-name="P1">03/05/15 7:34:58 am: Ayu New: So you can apply for a senior java software developer right</text:p>
      <text:p text:style-name="P1">03/05/15 7:35:55 am: Ayu New: Do you know someone</text:p>
      <text:p text:style-name="P1">03/05/15 7:35:58 am: Ayu New: In texas</text:p>
      <text:p text:style-name="P1">03/05/15 7:36:01 am: Ayu New: Engineers</text:p>
      <text:p text:style-name="P1">03/05/15 7:40:59 am: Shridhar: Yes I can</text:p>
      <text:p text:style-name="P1">03/05/15 7:41:16 am: Shridhar: But i will have to go through from consultants only</text:p>
      <text:p text:style-name="P1">03/05/15 7:41:45 am: Ayu New: No</text:p>
      <text:p text:style-name="P1">03/05/15 7:41:51 am: Ayu New: Don't make that mistake</text:p>
      <text:p text:style-name="P1">03/05/15 7:41:56 am: Ayu New: It's not india</text:p>
      <text:p text:style-name="P1">03/05/15 7:42:12 am: Ayu New: U apply directly to the companies and the company contacts u</text:p>
      <text:p text:style-name="P1">03/05/15 7:42:29 am: Ayu New: Consultancies are for stupids who can't find their job themselves</text:p>
      <text:p text:style-name="P1">03/05/15 7:42:51 am: Shridhar: Oky</text:p>
      <text:p text:style-name="P1">03/05/15 7:45:08 am: Ayu New: Consulties are for people who want h1 or want to apply for h1 from india adadho pagar khai jai</text:p>
      <text:p text:style-name="P1">03/05/15 7:45:30 am: Ayu New: Act smart and start researching which is y i said comw and atudy here</text:p>
      <text:p text:style-name="P1">03/05/15 7:45:38 am: Ayu New: It's too late to experiment now</text:p>
      <text:p text:style-name="P1">03/05/15 7:45:59 am: Ayu New: I am scared bhul ma $70000 ni job na lai lau</text:p>
      <text:p text:style-name="P1">03/05/15 7:46:39 am: Shridhar: Na lav ave</text:p>
      <text:p text:style-name="P1">03/05/15 7:47:07 am: Ayu New: Average pay nai jovano , see what 90% of people get paid</text:p>
      <text:p text:style-name="P1">03/05/15 7:47:19 am: Ayu New: Average is usually less</text:p>
      <text:p text:style-name="P1">03/05/15 7:47:31 am: Shridhar: Ya I know</text:p>
      <text:p text:style-name="P1">03/05/15 7:49:09 am: Ayu New: If u know everything y did u ask me about consultancies</text:p>
      <text:p text:style-name="P1">03/05/15 7:49:56 am: Shridhar: I din ask u about consultanicies i just told ki I will get the job info from consultancies and then I will</text:p>
      <text:p text:style-name="P1">Apply directly</text:p>
      <text:p text:style-name="P1">03/05/15 7:50:20 am: Ayu New: Consultancies pase thi info lai ne joyu ne u got student visa</text:p>
      <text:p text:style-name="P1">03/05/15 7:50:45 am: Ayu New: And another thing ur a fuckingeducated person every informationis there online stop depending on consultancies</text:p>
      <text:p text:style-name="P1">03/05/15 7:51:05 am: Ayu New: My dad at this age does everything by himslef than y do you depend on consultancies</text:p>
      <text:p text:style-name="P1">03/05/15 7:51:47 am: Shridhar: Arey there are few jobs wic is not given out but to consultancies</text:p>
      <text:p text:style-name="P1">03/05/15 7:52:29 am: Ayu New: Nohing ever happens like that don't act like an illiterate</text:p>
      <text:p text:style-name="P1">03/05/15 7:52:34 am: Shridhar: Ya okay</text:p>
      <text:p text:style-name="P1">03/05/15 7:53:07 am: Ayu New: And don't ask nirmal and all thise people , hald eduacted people they don't know anything</text:p>
      <text:p text:style-name="P1">03/05/15 7:53:19 am: Shridhar: Nirmal ne na pu6u bapa</text:p>
      <text:p text:style-name="P1">03/05/15 7:53:26 am: Ayu New: Stop depending on people everything is there online</text:p>
      <text:p text:style-name="P1">03/05/15 7:53:43 am: Ayu New: Thing is you are educated but u follow people</text:p>
      <text:p text:style-name="P1">03/05/15 7:53:52 am: Ayu New: U do not have balls to take a standfor urself</text:p>
      <text:p text:style-name="P1">03/05/15 7:53:56 am: Ayu New: And find out urself</text:p>
      <text:p text:style-name="P1"><text:soft-page-break/>03/05/15 7:54:42 am: Shridhar: I don follow ppl I just ask suggestion but in the end I take my decision seeing the pros and cons and I research my stuff</text:p>
      <text:p text:style-name="P1">03/05/15 7:55:03 am: Shridhar: Gng for bath Brb</text:p>
      <text:p text:style-name="P1">03/05/15 7:55:25 am: Ayu New: No u don't do that u ask consultancies</text:p>
      <text:p text:style-name="P1">03/05/15 7:55:28 am: Ayu New: Ur not smart</text:p>
      <text:p text:style-name="P1">03/05/15 8:08:38 am: Ayu New: 15 minutes and you are still showering</text:p>
      <text:p text:style-name="P1">03/05/15 8:11:06 am: Shridhar: Bolo</text:p>
      <text:p text:style-name="P1">03/05/15 8:11:19 am: Ayu New: 20 minutes</text:p>
      <text:p text:style-name="P1">03/05/15 8:11:23 am: Ayu New: For 1 shower</text:p>
      <text:p text:style-name="P1">03/05/15 8:11:36 am: Ayu New: You should have been born woman</text:p>
      <text:p text:style-name="P1">03/05/15 8:12:17 am: Shridhar: U know I like taking bath</text:p>
      <text:p text:style-name="P1">03/05/15 8:12:55 am: Shridhar: Wat u watchin</text:p>
      <text:p text:style-name="P1">03/05/15 8:13:17 am: Ayu New: Seriel</text:p>
      <text:p text:style-name="P1">03/05/15 8:13:22 am: Ayu New: That's my secret</text:p>
      <text:p text:style-name="P1">03/05/15 8:13:26 am: Shridhar: Okay</text:p>
      <text:p text:style-name="P1">03/05/15 8:13:30 am: Shridhar: How's empire</text:p>
      <text:p text:style-name="P1">03/05/15 8:13:32 am: Ayu New: I watch hindi seriels everyday</text:p>
      <text:p text:style-name="P1">03/05/15 8:13:39 am: Shridhar: Amna navi chalu Thai 6e</text:p>
      <text:p text:style-name="P1">03/05/15 8:13:48 am: Ayu New: I love typical hindi family drama</text:p>
      <text:p text:style-name="P1">03/05/15 8:13:53 am: Ayu New: Empire??</text:p>
      <text:p text:style-name="P1">03/05/15 8:13:56 am: Ayu New: What is that</text:p>
      <text:p text:style-name="P1">03/05/15 8:14:01 am: Shridhar: A serial</text:p>
      <text:p text:style-name="P1">03/05/15 8:15:23 am: Ayu New: There is no seriel called emoire</text:p>
      <text:p text:style-name="P1">03/05/15 8:15:30 am: Shridhar: 6e ave</text:p>
      <text:p text:style-name="P1">03/05/15 8:15:48 am: Ayu New: Tari ungh ma</text:p>
      <text:p text:style-name="P1">03/05/15 8:18:00 am: Ayu New: What</text:p>
      <text:p text:style-name="P1">03/05/15 8:18:09 am: Ayu New: Now where the fuck are you lost</text:p>
      <text:p text:style-name="P1">03/05/15 8:19:01 am: Ayu New: If u didn't reply in a minute i ll not talk to you</text:p>
      <text:p text:style-name="P1">03/05/15 8:19:17 am: Shridhar: Here baby</text:p>
      <text:p text:style-name="P1">03/05/15 8:19:29 am: Shridhar: I m having breakfast then leaving for Ahmedabad</text:p>
      <text:p text:style-name="P1">03/05/15 8:19:34 am: Ayu New: Y</text:p>
      <text:p text:style-name="P1">03/05/15 8:19:41 am: Shridhar: Dipu masi na tya</text:p>
      <text:p text:style-name="P1">03/05/15 8:20:27 am: Ayu New: Y</text:p>
      <text:p text:style-name="P1">03/05/15 8:21:34 am: Shridhar: Malva she keeps on telling avo avo etle</text:p>
      <text:p text:style-name="P1"/>
      <text:p text:style-name="P1">03/05/15 10:40:29 pm: Ayu New: Call</text:p>
      <text:p text:style-name="P1">03/05/15 10:40:35 pm: Shridhar: 2mins</text:p>
      <text:p text:style-name="P1">03/05/15 10:40:43 pm: Ayu New: No</text:p>
      <text:p text:style-name="P1">03/05/15 10:40:47 pm: Ayu New: Right now</text:p>
      <text:p text:style-name="P1">03/05/15 11:13:12 pm: Ayu New: Give me your address</text:p>
      <text:p text:style-name="P1">03/05/15 11:16:52 pm: Ayu New: I want to gift this to your mom</text:p>
      <text:p text:style-name="P1">03/05/15 11:16:59 pm: Ayu New: &lt;image omitted&gt;</text:p>
      <text:p text:style-name="P1">03/05/15 11:17:04 pm: Ayu New: For mothers day</text:p>
      <text:p text:style-name="P1">04/05/15 6:08:58 am: Shridhar: Gm baby</text:p>
      <text:p text:style-name="P1">04/05/15 6:50:04 am: Ayu New: Morning address aap</text:p>
      <text:p text:style-name="P1">04/05/15 6:55:19 am: Shridhar: 103,Agam apartment, Opp.pioniar high school</text:p>
      <text:p text:style-name="P1">Anand-388001</text:p>
      <text:p text:style-name="P1">04/05/15 7:00:46 am: Ayu New: Okay don't tell her though</text:p>
      <text:p text:style-name="P1">04/05/15 7:00:53 am: Shridhar: Yup</text:p>
      <text:p text:style-name="P1">04/05/15 7:01:00 am: Shridhar: Fb in an hour</text:p>
      <text:p text:style-name="P1">04/05/15 7:01:04 am: Shridhar: Ft</text:p>
      <text:p text:style-name="P1">04/05/15 7:01:12 am: Shridhar: Leaving now for office with car</text:p>
      <text:p text:style-name="P1">04/05/15 7:02:55 am: Ayu New: No i ll sleep in an hour i have to wake up early tomorrow i need to go fisherville to cover up thats like 10 miles</text:p>
      <text:p text:style-name="P1">04/05/15 7:03:12 am: Shridhar: Okay we will</text:p>
      <text:p text:style-name="P1">Do if u up</text:p>
      <text:p text:style-name="P1">04/05/15 7:04:08 am: Ayu New: Hmm what do u think she will like edible fruits or cake or religious gifts like bhagwan na idol and thali</text:p>
      <text:p text:style-name="P1">04/05/15 7:04:32 am: Shridhar: She will like everything</text:p>
      <text:p text:style-name="P1"><text:soft-page-break/>04/05/15 7:04:57 am: Ayu New: I guess i ll order edible fruits and bhagwan nu idol</text:p>
      <text:p text:style-name="P1">04/05/15 7:05:10 am: Shridhar: Oky</text:p>
      <text:p text:style-name="P1">04/05/15 7:52:46 am: Shridhar: U there</text:p>
      <text:p text:style-name="P1">04/05/15 6:18:02 pm: Shridhar: MGM</text:p>
      <text:p text:style-name="P1">04/05/15 6:18:04 pm: Shridhar: Gm</text:p>
      <text:p text:style-name="P1">04/05/15 6:51:09 pm: Ayu New: Last night i got a dream on the day of weddingi was hanging out with and didn't get time to get ready. Before that night i got a dream that you were sharukh khan and we were shooting together for a movie</text:p>
      <text:p text:style-name="P1">04/05/15 9:43:33 pm: Shridhar: Me and sharukh oh man no ways</text:p>
      <text:p text:style-name="P1">04/05/15 10:03:36 pm: Ayu New: That's the catch well may be i was thinking too much about you</text:p>
      <text:p text:style-name="P1">04/05/15 10:03:50 pm: Shridhar: Ya baby</text:p>
      <text:p text:style-name="P1">04/05/15 10:04:04 pm: Shridhar: &lt;image omitted&gt;</text:p>
      <text:p text:style-name="P1">04/05/15 10:10:44 pm: Ayu New: She looks different here</text:p>
      <text:p text:style-name="P1">04/05/15 10:35:31 pm: Ayu New: Hello</text:p>
      <text:p text:style-name="P1">04/05/15 10:35:37 pm: Ayu New: Where you lost</text:p>
      <text:p text:style-name="P1">04/05/15 10:39:17 pm: Shridhar: Just gt home Hun from the function</text:p>
      <text:p text:style-name="P1">04/05/15 10:47:26 pm: Shridhar: To tired baby</text:p>
      <text:p text:style-name="P1">04/05/15 10:47:29 pm: Shridhar: Gng to sleep</text:p>
      <text:p text:style-name="P1">04/05/15 10:47:31 pm: Shridhar: Mwaaah</text:p>
      <text:p text:style-name="P1">04/05/15 10:47:37 pm: Shridhar: Have a great day at work</text:p>
      <text:p text:style-name="P1">05/05/15 5:40:19 am: Shridhar: Gm</text:p>
      <text:p text:style-name="P1">05/05/15 5:57:18 am: Shridhar: Su Kare 6am</text:p>
      <text:p text:style-name="P1">05/05/15 5:57:21 am: Shridhar: 6e</text:p>
      <text:p text:style-name="P1">05/05/15 5:58:42 am: Ayu New: &lt;image omitted&gt;</text:p>
      <text:p text:style-name="P1">05/05/15 6:00:57 am: Shridhar: Started the diet</text:p>
      <text:p text:style-name="P1">05/05/15 6:00:59 am: Shridhar: Nice</text:p>
      <text:p text:style-name="P1">05/05/15 6:01:05 am: Ayu New: No</text:p>
      <text:p text:style-name="P1">05/05/15 6:01:11 am: Ayu New: Just healthy</text:p>
      <text:p text:style-name="P1">05/05/15 6:01:18 am: Shridhar: Hmmm okay</text:p>
      <text:p text:style-name="P1">05/05/15 6:01:14 am: Ayu New: Not yet</text:p>
      <text:p text:style-name="P1">05/05/15 6:01:24 am: Ayu New: Instantly diet na thai</text:p>
      <text:p text:style-name="P1">05/05/15 6:01:30 am: Ayu New: I ll start craving</text:p>
      <text:p text:style-name="P1">05/05/15 6:01:34 am: Ayu New: Dhire dhire</text:p>
      <text:p text:style-name="P1">05/05/15 6:07:21 am: Shridhar: I have started having only banana's in the noon</text:p>
      <text:p text:style-name="P1">05/05/15 6:07:52 am: Ayu New: Hmm</text:p>
      <text:p text:style-name="P1">05/05/15 6:08:38 am: Ayu New: I m spreading out calories.. I went out on lunch today with a coworker to this asian fusion place.. This place made me fall in love with japanese cuisine</text:p>
      <text:p text:style-name="P1">05/05/15 6:08:52 am: Ayu New: When you come if i am here i ll take you</text:p>
      <text:p text:style-name="P1">05/05/15 6:08:57 am: Shridhar: Oky</text:p>
      <text:p text:style-name="P1">05/05/15 6:09:35 am: Ayu New: Crab sushi rolls were amazing</text:p>
      <text:p text:style-name="P1">05/05/15 6:09:54 am: Ayu New: Hibachi bowl and wasabi sauce was great</text:p>
      <text:p text:style-name="P1">05/05/15 6:40:26 am: Shridhar: Hmmm okay</text:p>
      <text:p text:style-name="P1">05/05/15 6:40:47 am: Shridhar: Baroda taj ma ek Japanese restaurant 6e</text:p>
      <text:p text:style-name="P1">05/05/15 6:40:51 am: Shridhar: If u wanna try it</text:p>
      <text:p text:style-name="P1">05/05/15 6:41:07 am: Ayu New: U will forget all that authentic fusion japanese khavdais ahiya aii</text:p>
      <text:p text:style-name="P1">05/05/15 6:41:21 am: Shridhar: Oky</text:p>
      <text:p text:style-name="P1">05/05/15 6:41:29 am: Ayu New: Once u start exploring and eating food here u will forget indian restaurants</text:p>
      <text:p text:style-name="P1">05/05/15 6:41:48 am: Shridhar: Waiting for tat baby</text:p>
      <text:p text:style-name="P1">05/05/15 6:41:54 am: Ayu New: Hmm</text:p>
      <text:p text:style-name="P1">05/05/15 6:42:03 am: Shridhar: How was the day,</text:p>
      <text:p text:style-name="P1">05/05/15 6:43:16 am: Ayu New: As usual</text:p>
      <text:p text:style-name="P1">05/05/15 6:43:35 am: Shridhar: Tare kaik javanu hatu ne</text:p>
      <text:p text:style-name="P1">05/05/15 6:43:49 am: Ayu New: Yeah work</text:p>
      <text:p text:style-name="P1">05/05/15 6:44:30 am: Shridhar: Na somewhere 10miles u were telling</text:p>
      <text:p text:style-name="P1">05/05/15 6:44:50 am: Ayu New: Yeah that is work only</text:p>
      <text:p text:style-name="P1"><text:soft-page-break/>05/05/15 7:16:15 am: Ayu New: Tane koi mara mate 24 hours bhukyu rehvanu keh toh can you do it</text:p>
      <text:p text:style-name="P1">05/05/15 7:17:00 am: Shridhar: Yup</text:p>
      <text:p text:style-name="P1">05/05/15 7:17:12 am: Ayu New: Ghand</text:p>
      <text:p text:style-name="P1">05/05/15 7:17:16 am: Ayu New: U never can</text:p>
      <text:p text:style-name="P1">05/05/15 7:17:26 am: Shridhar: I can</text:p>
      <text:p text:style-name="P1">05/05/15 7:17:55 am: Shridhar: Brb</text:p>
      <text:p text:style-name="P1">05/05/15 7:19:40 am: Ayu New: Yeah</text:p>
      <text:p text:style-name="P1">05/05/15 7:19:42 am: Ayu New: Show me</text:p>
      <text:p text:style-name="P1">05/05/15 7:19:48 am: Ayu New: Do a vrat for me</text:p>
      <text:p text:style-name="P1">05/05/15 7:19:55 am: Ayu New: Karvachauth kar</text:p>
      <text:p text:style-name="P1">05/05/15 7:24:48 am: Ayu New: Hello bhagi gayo</text:p>
      <text:p text:style-name="P1">05/05/15 7:53:26 am: Shridhar: Bolo</text:p>
      <text:p text:style-name="P1">05/05/15 7:54:07 am: Ayu New: Karvachauth nu naam sambhdi ne bhagi gayo tu</text:p>
      <text:p text:style-name="P1">05/05/15 7:54:48 am: Shridhar: Na ave</text:p>
      <text:p text:style-name="P1">05/05/15 7:55:02 am: Shridhar: I will do it when u with me so tat u can also believe I did it</text:p>
      <text:p text:style-name="P1">05/05/15 7:55:40 am: Ayu New: Ja have tu ane tara hawa ma karela promises</text:p>
      <text:p text:style-name="P1">05/05/15 7:55:52 am: Ayu New: It's something i have heard before</text:p>
      <text:p text:style-name="P1">05/05/15 7:56:00 am: Shridhar: Okay joje toh</text:p>
      <text:p text:style-name="P1">05/05/15 7:56:58 am: Ayu New: Huh</text:p>
      <text:p text:style-name="P1">05/05/15 8:10:42 am: Shridhar: Wat u doin?</text:p>
      <text:p text:style-name="P1">05/05/15 8:11:22 am: Shridhar: Hey sexy</text:p>
      <text:p text:style-name="P1">05/05/15 8:12:37 am: Ayu New: Tv</text:p>
      <text:p text:style-name="P1">05/05/15 8:12:42 am: Shridhar: Hmmm</text:p>
      <text:p text:style-name="P1">05/05/15 10:42:20 pm: Shridhar: Gn</text:p>
      <text:p text:style-name="P1">05/05/15 10:42:21 pm: Shridhar: Mwaaah</text:p>
      <text:p text:style-name="P1">05/05/15 10:42:39 pm: Ayu New: Gn</text:p>
      <text:p text:style-name="P1">06/05/15 4:27:19 am: Ayu New: &lt;image omitted&gt;</text:p>
      <text:p text:style-name="P1">06/05/15 4:27:24 am: Ayu New: Post workout picture</text:p>
      <text:p text:style-name="P1">06/05/15 5:40:57 am: Shridhar: Gm</text:p>
      <text:p text:style-name="P1">06/05/15 5:41:14 am: Shridhar: Looking nice sexy</text:p>
      <text:p text:style-name="P1">06/05/15 6:11:34 am: Ayu New: Ama su sexy lagyu tane</text:p>
      <text:p text:style-name="P1">06/05/15 6:12:03 am: Shridhar: I told looking nice sexy</text:p>
      <text:p text:style-name="P1">06/05/15 6:28:07 am: Shridhar: Su Kare 6e</text:p>
      <text:p text:style-name="P1">06/05/15 6:30:43 am: Ayu New: Tv</text:p>
      <text:p text:style-name="P1">06/05/15 6:36:25 am: Ayu New: Schwells nu furniture is on sale</text:p>
      <text:p text:style-name="P1">06/05/15 6:36:42 am: Ayu New: Had you been here mast leather recliner sofa set lidho hot</text:p>
      <text:p text:style-name="P1">06/05/15 7:11:24 am: Ayu New: I am craving for aloo methi</text:p>
      <text:p text:style-name="P1">06/05/15 7:14:06 am: Shridhar: Aloo methi?</text:p>
      <text:p text:style-name="P1">06/05/15 7:14:50 am: Ayu New: Oh i love aloo methi more than bhinda</text:p>
      <text:p text:style-name="P1">06/05/15 7:15:03 am: Shridhar: I din know tat</text:p>
      <text:p text:style-name="P1">06/05/15 7:15:11 am: Ayu New: But i love aloo methi made by mom only</text:p>
      <text:p text:style-name="P1">06/05/15 7:15:23 am: Ayu New: Methi ni bhaji and aloo onion nu shk</text:p>
      <text:p text:style-name="P1">06/05/15 7:15:29 am: Shridhar: Tell her to make it when I come there</text:p>
      <text:p text:style-name="P1">06/05/15 7:16:11 am: Ayu New: Ahiya methi nai mati , amuk var male indian store ma</text:p>
      <text:p text:style-name="P1">06/05/15 7:16:14 am: Ayu New: But occasionally</text:p>
      <text:p text:style-name="P1">06/05/15 7:16:24 am: Shridhar: Hmmm okay</text:p>
      <text:p text:style-name="P1">06/05/15 7:16:31 am: Ayu New: I haven't had that since 5 so much time now</text:p>
      <text:p text:style-name="P1">06/05/15 7:16:36 am: Shridhar: Kem</text:p>
      <text:p text:style-name="P1">06/05/15 7:16:57 am: Ayu New: That is one thing i ll crave when i am pregnant</text:p>
      <text:p text:style-name="P1">06/05/15 7:17:13 am: Shridhar: Then I will</text:p>
      <text:p text:style-name="P1">Learn it from mom</text:p>
      <text:p text:style-name="P1">06/05/15 7:17:22 am: Ayu New: But i love aloo methi cooked by my mom only</text:p>
      <text:p text:style-name="P1">06/05/15 7:31:52 am: Ayu New: &lt;image omitted&gt;</text:p>
      <text:p text:style-name="P1">06/05/15 7:49:51 am: Shridhar: Ft please</text:p>
      <text:p text:style-name="P1">06/05/15 7:51:11 am: Ayu New: I am too tired on the weekdays i tell you on weekends but for you going to rushabh's plCe is more important toh hu su karu</text:p>
      <text:p text:style-name="P1"><text:soft-page-break/>06/05/15 7:51:47 am: Shridhar: Ya right we did it</text:p>
      <text:p text:style-name="P1">06/05/15 7:51:59 am: Ayu New: Yeah 10 minutes</text:p>
      <text:p text:style-name="P1">06/05/15 7:52:13 am: Ayu New: 10 minutes is a biiiig time</text:p>
      <text:p text:style-name="P1">06/05/15 7:52:36 am: Shridhar: I know it's not but tu mummy Jode vato karti tu toh su Karu baby</text:p>
      <text:p text:style-name="P1">06/05/15 4:18:11 pm: Shridhar: Gm</text:p>
      <text:p text:style-name="P1">06/05/15 10:58:26 pm: Shridhar: Gn baby</text:p>
      <text:p text:style-name="P1">06/05/15 10:58:28 pm: Shridhar: Mwaaah</text:p>
      <text:p text:style-name="P1">07/05/15 3:35:31 am: Ayu New: &lt;image omitted&gt;</text:p>
      <text:p text:style-name="P1">07/05/15 3:35:31 am: Ayu New: &lt;image omitted&gt;</text:p>
      <text:p text:style-name="P1">07/05/15 5:37:49 am: Shridhar: Gm</text:p>
      <text:p text:style-name="P1">07/05/15 5:38:57 am: Ayu New: I failed</text:p>
      <text:p text:style-name="P1">07/05/15 5:39:11 am: Shridhar: Bullshit I don believe it</text:p>
      <text:p text:style-name="P1">07/05/15 5:39:21 am: Ayu New: Well than don't</text:p>
      <text:p text:style-name="P1">07/05/15 5:39:37 am: Shridhar: How much u gt,</text:p>
      <text:p text:style-name="P1">07/05/15 5:39:44 am: Ayu New: 71</text:p>
      <text:p text:style-name="P1">07/05/15 5:39:56 am: Shridhar: Shit man</text:p>
      <text:p text:style-name="P1">07/05/15 5:40:25 am: Ayu New: I am just not capable of doing this job</text:p>
      <text:p text:style-name="P1">07/05/15 5:42:10 am: Shridhar: Tats not true at all</text:p>
      <text:p text:style-name="P1">07/05/15 6:32:13 am: Shridhar: Just don think to much Hun</text:p>
      <text:p text:style-name="P1">07/05/15 6:36:42 am: Shridhar: Ayu</text:p>
      <text:p text:style-name="P1">07/05/15 6:45:50 am: Shridhar: Baby u fine</text:p>
      <text:p text:style-name="P1">07/05/15 6:46:12 am: Ayu New: Yeah</text:p>
      <text:p text:style-name="P1">07/05/15 6:46:19 am: Shridhar: Sure</text:p>
      <text:p text:style-name="P1">07/05/15 6:46:22 am: Ayu New: I am strong as a rock</text:p>
      <text:p text:style-name="P1">07/05/15 6:46:32 am: Shridhar: Send me ur pic lemme see</text:p>
      <text:p text:style-name="P1">07/05/15 6:46:33 am: Ayu New: It's difficult to break me</text:p>
      <text:p text:style-name="P1">07/05/15 6:46:53 am: Ayu New: I m eating</text:p>
      <text:p text:style-name="P1">07/05/15 6:47:11 am: Shridhar: Okay khai le pa6i mokal je</text:p>
      <text:p text:style-name="P1">07/05/15 7:03:01 am: Shridhar: It's mom dad's anniversary</text:p>
      <text:p text:style-name="P1">07/05/15 7:03:53 am: Ayu New: Okay wish them</text:p>
      <text:p text:style-name="P1">07/05/15 8:29:28 am: Shridhar: Su Kare 6e?</text:p>
      <text:p text:style-name="P1">07/05/15 6:46:55 pm: Shridhar: Gm love</text:p>
      <text:p text:style-name="P1">07/05/15 9:07:32 pm: Shridhar: Su Kare darling</text:p>
      <text:p text:style-name="P1">07/05/15 9:31:22 pm: Ayu New: Worked in staunton for first half now driving to harrisonburg to cover up and than evening my prn job i have a 12 hpur day today</text:p>
      <text:p text:style-name="P1">07/05/15 9:32:10 pm: Shridhar: Oh shit bau vadhare 6e</text:p>
      <text:p text:style-name="P1">07/05/15 9:32:17 pm: Shridhar: Have food</text:p>
      <text:p text:style-name="P1">07/05/15 9:32:21 pm: Shridhar: When u reach</text:p>
      <text:p text:style-name="P1">07/05/15 11:01:16 pm: Shridhar: Did u reach baby</text:p>
      <text:p text:style-name="P1">07/05/15 11:09:03 pm: Ayu New: Yeah kyarni</text:p>
      <text:p text:style-name="P1">08/05/15 4:52:45 am: Shridhar: Gm</text:p>
      <text:p text:style-name="P1">08/05/15 4:56:06 am: Ayu New: Driving</text:p>
      <text:p text:style-name="P1">08/05/15 4:56:19 am: Ayu New: &lt;image omitted&gt;</text:p>
      <text:p text:style-name="P1">08/05/15 5:03:49 am: Shridhar: M leaving now for Abu ambaji</text:p>
      <text:p text:style-name="P1">08/05/15 5:04:58 am: Ayu New: Okay take care</text:p>
      <text:p text:style-name="P1">08/05/15 5:05:12 am: Shridhar: U reach home and text me</text:p>
      <text:p text:style-name="P1">08/05/15 5:05:19 am: Shridhar: Don text while driving</text:p>
      <text:p text:style-name="P1">08/05/15 5:05:22 am: Ayu New: Reach and text</text:p>
      <text:p text:style-name="P1">08/05/15 5:08:24 am: Ayu New: Are you driving</text:p>
      <text:p text:style-name="P1">08/05/15 5:16:33 am: Shridhar: No nt driving now</text:p>
      <text:p text:style-name="P1">08/05/15 5:17:57 am: Ayu New: Okay be safe keep texting</text:p>
      <text:p text:style-name="P1">08/05/15 5:18:03 am: Shridhar: Yup</text:p>
      <text:p text:style-name="P1">08/05/15 5:18:06 am: Shridhar: Did u reach,</text:p>
      <text:p text:style-name="P1">08/05/15 5:19:09 am: Ayu New: Yeah</text:p>
      <text:p text:style-name="P1">08/05/15 5:19:17 am: Shridhar: Su banavis?</text:p>
      <text:p text:style-name="P1">08/05/15 5:19:28 am: Ayu New: I can tolerate only one guy and that's enough for life</text:p>
      <text:p text:style-name="P1">08/05/15 5:19:31 am: Ayu New: So don't die</text:p>
      <text:p text:style-name="P1"><text:soft-page-break/>08/05/15 5:19:41 am: Shridhar: Hahaha</text:p>
      <text:p text:style-name="P1">08/05/15 5:20:23 am: Shridhar: Day was hectic?</text:p>
      <text:p text:style-name="P1">08/05/15 5:20:40 am: Ayu New: I worked 13 hours and you expect me to cook</text:p>
      <text:p text:style-name="P1">08/05/15 5:20:46 am: Ayu New: Typical indian man</text:p>
      <text:p text:style-name="P1">08/05/15 5:21:17 am: Shridhar: I knew u would get it from</text:p>
      <text:p text:style-name="P1">Out Emaj tp karto toh</text:p>
      <text:p text:style-name="P1">08/05/15 5:22:37 am: Ayu New: Yeah u never joke ur serious all the time but when i get irritated you convert that to a joke</text:p>
      <text:p text:style-name="P1">08/05/15 5:23:11 am: Shridhar: Not true common man I know u will be tired so obv u gna get it from out</text:p>
      <text:p text:style-name="P1">08/05/15 5:27:51 am: Shridhar: Su lavi?</text:p>
      <text:p text:style-name="P1">08/05/15 5:29:52 am: Ayu New: Hibachi chicken</text:p>
      <text:p text:style-name="P1">08/05/15 5:33:38 am: Ayu New: Comfort food</text:p>
      <text:p text:style-name="P1">08/05/15 5:36:29 am: Shridhar: Okay</text:p>
      <text:p text:style-name="P1">08/05/15 5:36:45 am: Ayu New: What okay</text:p>
      <text:p text:style-name="P1">08/05/15 5:37:06 am: Shridhar: I was writing something and signal went of</text:p>
      <text:p text:style-name="P1">08/05/15 5:37:23 am: Shridhar: We are gna stay in a house</text:p>
      <text:p text:style-name="P1">08/05/15 5:37:39 am: Ayu New: Yeah</text:p>
      <text:p text:style-name="P1">08/05/15 5:38:39 am: Shridhar: First time gna stay in a house in abu</text:p>
      <text:p text:style-name="P1">08/05/15 5:38:51 am: Shridhar: U have stayed 2-3 times or more</text:p>
      <text:p text:style-name="P1">08/05/15 5:39:08 am: Ayu New: We went abu wvery year for 10 so much time</text:p>
      <text:p text:style-name="P1">08/05/15 5:39:15 am: Ayu New: I know all the roads</text:p>
      <text:p text:style-name="P1">08/05/15 5:39:23 am: Ayu New: Except the new ones</text:p>
      <text:p text:style-name="P1">08/05/15 5:39:32 am: Ayu New: It's like a second home</text:p>
      <text:p text:style-name="P1">08/05/15 5:39:40 am: Shridhar: Na but all the time u stayed at house</text:p>
      <text:p text:style-name="P1">08/05/15 5:39:42 am: Shridhar: ??</text:p>
      <text:p text:style-name="P1">08/05/15 5:41:17 am: Ayu New: Yeah</text:p>
      <text:p text:style-name="P1">08/05/15 5:41:46 am: Shridhar: Hmmm ane mom khavanu gharej banave ne</text:p>
      <text:p text:style-name="P1">08/05/15 5:41:50 am: Shridhar: ??</text:p>
      <text:p text:style-name="P1">08/05/15 5:42:31 am: Ayu New: Depends.. Not only mom badha hoy sandhyakaki neelakaki girakaki everyone so breakfast and lunch ghare dinner baar</text:p>
      <text:p text:style-name="P1">08/05/15 5:43:00 am: Shridhar: Hmmm okay</text:p>
      <text:p text:style-name="P1">08/05/15 5:43:44 am: Ayu New: It's mostly omlettes and kheemo in breakfast lunch ma rotli shak and tacos for us</text:p>
      <text:p text:style-name="P1">08/05/15 5:43:54 am: Ayu New: Dinner bahar khaiye</text:p>
      <text:p text:style-name="P1">08/05/15 5:44:24 am: Ayu New: Than daddy abhikaka shaileshakaka vishrutkaka badha savare jai walk par toh neeru lai ave</text:p>
      <text:p text:style-name="P1">08/05/15 5:44:34 am: Shridhar: Dinner Kya lo mostly any nice place if u remember</text:p>
      <text:p text:style-name="P1">08/05/15 5:44:46 am: Shridhar: Wats neeru?</text:p>
      <text:p text:style-name="P1">08/05/15 5:45:01 am: Ayu New: Yeah rajputana</text:p>
      <text:p text:style-name="P1">08/05/15 5:45:03 am: Ayu New: Hillock</text:p>
      <text:p text:style-name="P1">08/05/15 5:45:29 am: Shridhar: Eh be toh khabr 6e bija Kai juna hoi eh</text:p>
      <text:p text:style-name="P1">08/05/15 5:45:47 am: Ayu New: Yeah nakki lake agad badhi nani nani restaurants che tya</text:p>
      <text:p text:style-name="P1">08/05/15 5:45:55 am: Ayu New: Have toh badhu change thai gayu hase</text:p>
      <text:p text:style-name="P1">08/05/15 5:46:59 am: Ayu New: But in thise days ek nani restaurant hati nakki lake baju I don't remember the name back than it was open and softy mate we were all crazy. There was this one place the oldest softy place sau thi pehla tya j softy chalu thai ti</text:p>
      <text:p text:style-name="P1">08/05/15 5:47:14 am: Shridhar: Ya softy varu 6e haji</text:p>
      <text:p text:style-name="P1">08/05/15 5:48:03 am: Ayu New: Yeahs but now u get softy everywhere but there's this one place which started making the softies</text:p>
      <text:p text:style-name="P1">08/05/15 5:48:30 am: Shridhar: Okay rushabh ane Yatin ne khabr ase they go abu very often etle</text:p>
      <text:p text:style-name="P1">08/05/15 5:48:11 am: Ayu New: It's the oldest softy place</text:p>
      <text:p text:style-name="P1">08/05/15 5:48:33 am: Ayu New: Poli ground baju bhi u have se restaurants</text:p>
      <text:p text:style-name="P1">08/05/15 5:49:12 am: Ayu New: Hmm</text:p>
      <text:p text:style-name="P1">08/05/15 5:49:16 am: Shridhar: Oky</text:p>
      <text:p text:style-name="P1">08/05/15 6:01:39 am: Shridhar: Ahmedabad ring road</text:p>
      <text:p text:style-name="P1"><text:soft-page-break/>08/05/15 6:02:21 am: Ayu New: Hmm</text:p>
      <text:p text:style-name="P1">08/05/15 6:02:40 am: Ayu New: Stop at nana ambaji</text:p>
      <text:p text:style-name="P1">08/05/15 6:02:47 am: Ayu New: Before proceeding</text:p>
      <text:p text:style-name="P1">08/05/15 6:03:21 am: Shridhar: Okay</text:p>
      <text:p text:style-name="P1">08/05/15 6:04:18 am: Ayu New: Bau satt che enu</text:p>
      <text:p text:style-name="P1">08/05/15 6:04:34 am: Ayu New: J bhi abu jai a ambaji ane nana ambaji rai ne jai</text:p>
      <text:p text:style-name="P1">08/05/15 6:05:01 am: Shridhar: Hmmm I never knew about it until last time we went</text:p>
      <text:p text:style-name="P1">08/05/15 6:06:03 am: Ayu New: Hmm</text:p>
      <text:p text:style-name="P1">08/05/15 6:06:14 am: Ayu New: Your mom never went too</text:p>
      <text:p text:style-name="P1">08/05/15 6:06:44 am: Shridhar: Yup I know we never use to go</text:p>
      <text:p text:style-name="P1">08/05/15 6:07:08 am: Ayu New: Hmm bethak mandir ni bahar bhi duniya che ane mandiro che</text:p>
      <text:p text:style-name="P1">08/05/15 6:07:20 am: Shridhar: Ya ave</text:p>
      <text:p text:style-name="P1">08/05/15 7:08:59 am: Shridhar: At himatnagar</text:p>
      <text:p text:style-name="P1">08/05/15 7:13:06 am: Ayu New: Whom else do you text about reaching a destination</text:p>
      <text:p text:style-name="P1">08/05/15 7:13:40 am: Shridhar: No one</text:p>
      <text:p text:style-name="P1">08/05/15 7:15:10 am: Ayu New: Tu gappa na mar</text:p>
      <text:p text:style-name="P1">08/05/15 7:15:15 am: Shridhar: Sachu</text:p>
      <text:p text:style-name="P1">08/05/15 7:15:47 am: Ayu New: Aje heran na karis my body is aching and my mind is tired i can fight terribly tonight</text:p>
      <text:p text:style-name="P1">08/05/15 7:16:02 am: Shridhar: Nai karto heran be</text:p>
      <text:p text:style-name="P1">08/05/15 7:18:18 am: Ayu New: I can throw tapelu at u right niw</text:p>
      <text:p text:style-name="P1">08/05/15 7:19:30 am: Ayu New: Now*</text:p>
      <text:p text:style-name="P1">08/05/15 8:54:51 am: Ayu New: Where did you reach</text:p>
      <text:p text:style-name="P1">08/05/15 9:35:22 am: Shridhar: Leaving from ambaji</text:p>
      <text:p text:style-name="P1">08/05/15 9:35:45 am: Shridhar: I was driving so dint msg</text:p>
      <text:p text:style-name="P1">08/05/15 10:08:12 am: Shridhar: Abu road thi upar chadiye 6e</text:p>
      <text:p text:style-name="P1">08/05/15 11:18:32 am: Shridhar: Reached</text:p>
      <text:p text:style-name="P1">08/05/15 6:22:48 pm: Ayu New: Thank god you are alive I can't live with any other man now</text:p>
      <text:p text:style-name="P1">08/05/15 6:41:02 pm: Shridhar: Gm</text:p>
      <text:p text:style-name="P1">08/05/15 6:41:04 pm: Shridhar: Lol</text:p>
      <text:p text:style-name="P1">08/05/15 6:41:51 pm: Shridhar: &lt;image omitted&gt;</text:p>
      <text:p text:style-name="P1">08/05/15 7:37:24 pm: Ayu New: I am jealous of you</text:p>
      <text:p text:style-name="P1">08/05/15 7:37:34 pm: Ayu New: I shouldn't be but I am</text:p>
      <text:p text:style-name="P1">08/05/15 8:09:06 pm: Shridhar: Y baby</text:p>
      <text:p text:style-name="P1">08/05/15 8:37:29 pm: Ayu New: Harshbhai and khyati nai aya</text:p>
      <text:p text:style-name="P1">08/05/15 8:39:22 pm: Ayu New: &lt;image omitted&gt;</text:p>
      <text:p text:style-name="P1">08/05/15 10:26:18 pm: Shridhar: Na Khyati na dad is in hospital so she is in Mumbai</text:p>
      <text:p text:style-name="P1">08/05/15 10:30:58 pm: Ayu New: Will u be awake after 2 hours</text:p>
      <text:p text:style-name="P1">08/05/15 10:31:22 pm: Shridhar: Gimme a msg and see</text:p>
      <text:p text:style-name="P1">08/05/15 10:31:55 pm: Ayu New: Ghar nu address send kar again on fb</text:p>
      <text:p text:style-name="P1">08/05/15 10:45:47 pm: Ayu New: Tu jagto hoy toh bhi kya reply kre che.. When you have friends around you forget me</text:p>
      <text:p text:style-name="P1">08/05/15 10:46:00 pm: Shridhar: Na ave</text:p>
      <text:p text:style-name="P1">08/05/15 10:46:14 pm: Shridhar: I send u the address on fb again</text:p>
      <text:p text:style-name="P1">09/05/15 3:27:15 am: Ayu New: &lt;image omitted&gt;</text:p>
      <text:p text:style-name="P1">09/05/15 3:27:19 am: Ayu New: See the traffic</text:p>
      <text:p text:style-name="P1">09/05/15 5:46:21 am: Shridhar: Reached??</text:p>
      <text:p text:style-name="P1">09/05/15 5:46:43 am: Ayu New: 45 minutes</text:p>
      <text:p text:style-name="P1">09/05/15 5:46:48 am: Ayu New: Driving</text:p>
      <text:p text:style-name="P1">09/05/15 5:47:35 am: Ayu New: &lt;image omitted&gt;</text:p>
      <text:p text:style-name="P1">09/05/15 6:28:28 am: Shridhar: U reached?</text:p>
      <text:p text:style-name="P1">09/05/15 8:42:42 am: Ayu New: Like you are bothered</text:p>
      <text:p text:style-name="P1">09/05/15 9:23:28 am: Shridhar: Wat crap yaar</text:p>
      <text:p text:style-name="P1">09/05/15 9:24:01 am: Shridhar: Su Kare 6e</text:p>
      <text:p text:style-name="P1">09/05/15 9:24:06 am: Ayu New: Su crap ketli var text karya te</text:p>
      <text:p text:style-name="P1">09/05/15 9:24:13 am: Shridhar: I was sleeping</text:p>
      <text:p text:style-name="P1">09/05/15 9:24:20 am: Ayu New: Did you even bother to check the text that i reached</text:p>
      <text:p text:style-name="P1"><text:soft-page-break/>09/05/15 9:24:40 am: Shridhar: I did ask but u weren't online toh su Karu</text:p>
      <text:p text:style-name="P1">09/05/15 9:24:51 am: Shridhar: Ane this fucking network is not good here</text:p>
      <text:p text:style-name="P1">09/05/15 9:25:02 am: Ayu New: You texted me at 8:58 pm asking if i reached and it's 11:54 3 hours no difference and ur saying you were sleeping</text:p>
      <text:p text:style-name="P1">09/05/15 9:25:22 am: Shridhar: Arey savre uthyo ane pa6o Sui gayo toh</text:p>
      <text:p text:style-name="P1">09/05/15 9:25:54 am: Ayu New: Stop lying because i know how much you care for me. And it's not like everything is new it's been like this since 10 so much time, you never care or even remember me when you are with your friends</text:p>
      <text:p text:style-name="P1">09/05/15 9:26:14 am: Shridhar: Tats nt true yaar</text:p>
      <text:p text:style-name="P1">09/05/15 9:26:37 am: Shridhar: Tane kem evu lage yaar</text:p>
      <text:p text:style-name="P1">09/05/15 9:27:03 am: Shridhar: I am having u always in my mind ane I miss u everytime</text:p>
      <text:p text:style-name="P1">09/05/15 9:31:09 am: Shridhar: Su Kare 6e?</text:p>
      <text:p text:style-name="P1">09/05/15 9:41:41 am: Shridhar: Where u?</text:p>
      <text:p text:style-name="P1">09/05/15 9:59:46 am: Shridhar: Kya gai baby</text:p>
      <text:p text:style-name="P1">09/05/15 9:59:53 am: Shridhar: U saw the msgs</text:p>
      <text:p text:style-name="P1">09/05/15 10:04:35 am: Shridhar: Reply baby</text:p>
      <text:p text:style-name="P1">09/05/15 10:09:55 am: Ayu New: I m not intrested in talking to you</text:p>
      <text:p text:style-name="P1">09/05/15 10:14:48 am: Shridhar: Oh common baby</text:p>
      <text:p text:style-name="P1">09/05/15 10:18:02 am: Shridhar: Ayu baby</text:p>
      <text:p text:style-name="P1">10/05/15 12:57:19 am: Shridhar: Gn</text:p>
      <text:p text:style-name="P1">10/05/15 12:57:22 am: Shridhar: Mwaaah</text:p>
      <text:p text:style-name="P1">10/05/15 7:15:37 am: Shridhar: Gm</text:p>
      <text:p text:style-name="P1">10/05/15 10:40:26 am: Shridhar: Su khadu</text:p>
      <text:p text:style-name="P1">10/05/15 10:40:32 am: Shridhar: Wat did u give mom!</text:p>
      <text:p text:style-name="P1">10/05/15 10:40:33 am: Shridhar: ??</text:p>
      <text:p text:style-name="P1">10/05/15 11:51:14 am: Shridhar: Leaving now from abu</text:p>
      <text:p text:style-name="P1">10/05/15 5:42:57 pm: Shridhar: Reached anand</text:p>
      <text:p text:style-name="P1">10/05/15 5:43:27 pm: Shridhar: Wish mom on my behalf and tell me when u up so Tat I can tak to mom</text:p>
      <text:p text:style-name="P1">10/05/15 7:18:55 pm: Ayu New: What's your mom's favorite cake flavor</text:p>
      <text:p text:style-name="P1">10/05/15 7:19:03 pm: Shridhar: Chocolate</text:p>
      <text:p text:style-name="P1">10/05/15 7:19:09 pm: Shridhar: U up?</text:p>
      <text:p text:style-name="P1">10/05/15 7:19:13 pm: Shridhar: And is mom there</text:p>
      <text:p text:style-name="P1">10/05/15 7:19:20 pm: Ayu New: Yeah</text:p>
      <text:p text:style-name="P1">10/05/15 7:19:25 pm: Shridhar: Callin u</text:p>
      <text:p text:style-name="P1">10/05/15 7:19:25 pm: Ayu New: Call her</text:p>
      <text:p text:style-name="P1">10/05/15 7:19:32 pm: Ayu New: No i m still in bed</text:p>
      <text:p text:style-name="P1">10/05/15 7:19:36 pm: Shridhar: Okay</text:p>
      <text:p text:style-name="P1">10/05/15 7:19:41 pm: Ayu New: Or call dad</text:p>
      <text:p text:style-name="P1">10/05/15 7:19:45 pm: Ayu New: Or baby</text:p>
      <text:p text:style-name="P1">10/05/15 7:30:42 pm: Shridhar: Called her</text:p>
      <text:p text:style-name="P1">10/05/15 7:33:29 pm: Ayu New: Heard</text:p>
      <text:p text:style-name="P1">10/05/15 7:33:40 pm: Shridhar: Bathroom ma hati</text:p>
      <text:p text:style-name="P1">10/05/15 7:33:40 pm: Ayu New: Your mom would recieve her gift tomorrow</text:p>
      <text:p text:style-name="P1">10/05/15 7:33:45 pm: Ayu New: Yeah</text:p>
      <text:p text:style-name="P1">10/05/15 7:33:51 pm: Shridhar: Okay</text:p>
      <text:p text:style-name="P1">10/05/15 8:35:14 pm: Ayu New: &lt;image omitted&gt;</text:p>
      <text:p text:style-name="P1">10/05/15 8:35:16 pm: Ayu New: Aloo methi</text:p>
      <text:p text:style-name="P1">10/05/15 8:35:47 pm: Shridhar: Aha</text:p>
      <text:p text:style-name="P1">10/05/15 8:36:03 pm: Shridhar: Wat did u give mom?</text:p>
      <text:p text:style-name="P1">10/05/15 8:37:15 pm: Ayu New: &lt;image omitted&gt;</text:p>
      <text:p text:style-name="P1">10/05/15 8:37:45 pm: Ayu New: So mongi is doesn deliever cakes in anand so i m ordering somewhere</text:p>
      <text:p text:style-name="P1">10/05/15 8:39:05 pm: Shridhar: Oh tats nice</text:p>
      <text:p text:style-name="P1">10/05/15 8:39:18 pm: Shridhar: Baby don order it's okay</text:p>
      <text:p text:style-name="P1">10/05/15 8:39:26 pm: Shridhar: Did she like it</text:p>
      <text:p text:style-name="P1">10/05/15 8:39:32 pm: Ayu New: Ofcourse</text:p>
      <text:p text:style-name="P1">10/05/15 8:57:08 pm: Ayu New: When are you going to finish procedures for coming <text:soft-page-break/>here the things u need to do it's going to be may end by the time u sejd it. If u want to stay there with ur friends tell me now itself so I don't waste money and time on u</text:p>
      <text:p text:style-name="P1">10/05/15 8:58:16 pm: Ayu New: Kya sudhi bija loko dhyan rakhe dead lines nu thodu kam kari le. Arunkaka is not coming here ur.</text:p>
      <text:p text:style-name="P1">10/05/15 9:18:10 pm: Shridhar: Oh please there was a confusion with the kankorti ane I was waiting for dad's reply for tat and just now dad called Arun kaka and told ki he wants it in English pehla it was to be transl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6:44:32.329000000</meta:creation-date>
    <dc:date>2015-05-28T16:44:47.264000000</dc:date>
    <meta:editing-duration>P0D</meta:editing-duration>
    <meta:editing-cycles>1</meta:editing-cycles>
    <meta:document-statistic meta:table-count="0" meta:image-count="0" meta:object-count="0" meta:page-count="33" meta:paragraph-count="1632" meta:word-count="17476" meta:character-count="96996" meta:non-whitespace-character-count="81151"/>
    <meta:generator>LibreOffice/4.2.2.1$Windows_x86 LibreOffice_project/3be8cda0bddd8e430d8cda1ebfd581265cca5a0f</meta:generator>
  </office:meta>
</office:document-meta>
</file>